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2" svg:font-family="Consolas, 'Courier New'"/>
    <style:font-face style:name="Consolas1" svg:font-family="Consolas, 'Courier New', monospace"/>
    <style:font-face style:name="OpenSymbol" svg:font-family="OpenSymbol"/>
    <style:font-face style:name="Arial2" svg:font-family="Arial" style:font-family-generic="swiss"/>
    <style:font-face style:name="Segoe UI" svg:font-family="'Segoe U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Bahnschrift SemiBold" fo:font-size="14pt" style:font-size-asian="14pt" style:font-size-complex="14pt"/>
    </style:style>
    <style:style style:name="P2" style:family="paragraph" style:parent-style-name="Standard">
      <style:paragraph-properties fo:text-align="start" style:justify-single-word="false"/>
      <style:text-properties style:font-name="Bahnschrift SemiBold" fo:font-size="14pt" style:font-size-asian="14pt" style:font-size-complex="14pt"/>
    </style:style>
    <style:style style:name="P3" style:family="paragraph" style:parent-style-name="Standard">
      <style:paragraph-properties fo:text-align="start" style:justify-single-word="false"/>
      <style:text-properties style:font-name="Bahnschrift SemiBold" fo:font-size="14pt" fo:background-color="#000000" style:font-size-asian="14pt" style:font-size-complex="14pt"/>
    </style:style>
    <style:style style:name="P4" style:family="paragraph" style:parent-style-name="Standard">
      <style:paragraph-properties fo:text-align="start" style:justify-single-word="false"/>
      <style:text-properties style:font-name="Bahnschrift SemiBold" fo:font-size="12pt" style:font-size-asian="12pt" style:font-size-complex="12pt"/>
    </style:style>
    <style:style style:name="P5" style:family="paragraph" style:parent-style-name="Standard">
      <style:paragraph-properties fo:text-align="center" style:justify-single-word="false"/>
      <style:text-properties style:font-name="Bahnschrift SemiBold" fo:font-size="12pt" fo:background-color="transparent" style:font-size-asian="12pt" style:font-size-complex="12pt"/>
    </style:style>
    <style:style style:name="P6" style:family="paragraph" style:parent-style-name="Standard">
      <style:paragraph-properties fo:text-align="center" style:justify-single-word="false"/>
      <style:text-properties style:font-name="Bahnschrift SemiBold" fo:font-size="20pt" fo:background-color="#000000" style:font-size-asian="20pt" style:font-size-complex="20pt"/>
    </style:style>
    <style:style style:name="P7" style:family="paragraph" style:parent-style-name="Standard">
      <style:paragraph-properties fo:text-align="start" style:justify-single-word="false"/>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0" style:family="paragraph" style:parent-style-name="Standard">
      <style:paragraph-properties fo:text-align="start" style:justify-single-word="false"/>
      <style:text-properties fo:color="#000000" style:font-name="Consolas" fo:font-size="9.5pt" style:font-name-asian="Consolas" style:font-size-asian="9.5pt" style:font-name-complex="Consolas" style:font-size-complex="9.5pt"/>
    </style:style>
    <style:style style:name="P11" style:family="paragraph" style:parent-style-name="Standard">
      <style:paragraph-properties fo:text-align="start" style:justify-single-word="false"/>
      <style:text-properties fo:color="#000000" style:font-name="Bahnschrift SemiBold" fo:font-size="12pt" style:font-name-asian="Consolas" style:font-size-asian="12pt" style:font-name-complex="Consolas" style:font-size-complex="12pt"/>
    </style:style>
    <style:style style:name="P12" style:family="paragraph" style:parent-style-name="Standard">
      <style:paragraph-properties style:text-autospace="none"/>
      <style:text-properties fo:color="#000000" style:font-name="Bahnschrift SemiBold" fo:font-size="12pt" style:font-name-asian="Consolas" style:font-size-asian="12pt" style:font-name-complex="Consolas" style:font-size-complex="12pt"/>
    </style:style>
    <style:style style:name="P13"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14" style:family="paragraph" style:parent-style-name="Standard">
      <style:paragraph-properties style:text-autospace="none"/>
      <style:text-properties fo:color="#808080" style:font-name="Consolas" fo:font-size="9.5pt" style:font-name-asian="Consolas" style:font-size-asian="9.5pt" style:font-name-complex="Consolas" style:font-size-complex="9.5pt"/>
    </style:style>
    <style:style style:name="P15" style:family="paragraph" style:parent-style-name="Standard">
      <style:paragraph-properties style:text-autospace="none"/>
      <style:text-properties fo:color="#ff0000" style:font-name="Consolas" fo:font-size="9.5pt" style:font-name-asian="Consolas" style:font-size-asian="9.5pt" style:font-name-complex="Consolas" style:font-size-complex="9.5pt"/>
    </style:style>
    <style:style style:name="P16" style:family="paragraph" style:parent-style-name="Standard" style:list-style-name="L1">
      <style:paragraph-properties fo:text-align="start" style:justify-single-word="false"/>
      <style:text-properties style:font-name="Bahnschrift SemiBold" fo:font-size="15pt" fo:background-color="#000000" style:font-size-asian="15pt" style:font-size-complex="15pt"/>
    </style:style>
    <style:style style:name="P17" style:family="paragraph" style:parent-style-name="Standard" style:list-style-name="L5">
      <style:paragraph-properties fo:text-align="start" style:justify-single-word="false"/>
      <style:text-properties style:font-name="Bahnschrift SemiBold" fo:font-size="15pt" fo:background-color="#000000" style:font-size-asian="15pt" style:font-size-complex="15pt"/>
    </style:style>
    <style:style style:name="P18" style:family="paragraph" style:parent-style-name="Standard">
      <style:paragraph-properties fo:text-align="start" style:justify-single-word="false"/>
      <style:text-properties style:font-name="Bahnschrift SemiBold" fo:font-size="15pt" style:font-size-asian="15pt" style:font-size-complex="15pt"/>
    </style:style>
    <style:style style:name="P19" style:family="paragraph" style:parent-style-name="Standard" style:list-style-name="L2">
      <style:paragraph-properties fo:text-align="start" style:justify-single-word="false"/>
      <style:text-properties style:font-name="Bahnschrift SemiBold" fo:font-size="14pt" style:font-size-asian="14pt" style:font-size-complex="14pt"/>
    </style:style>
    <style:style style:name="P20" style:family="paragraph" style:parent-style-name="Standard" style:list-style-name="L3">
      <style:paragraph-properties fo:text-align="start" style:justify-single-word="false"/>
      <style:text-properties style:font-name="Bahnschrift SemiBold" fo:font-size="14pt" style:font-size-asian="14pt" style:font-size-complex="14pt"/>
    </style:style>
    <style:style style:name="P21" style:family="paragraph" style:parent-style-name="Standard" style:list-style-name="L4">
      <style:paragraph-properties fo:text-align="start" style:justify-single-word="false"/>
      <style:text-properties style:font-name="Bahnschrift SemiBold" fo:font-size="14pt" style:font-size-asian="14pt" style:font-size-complex="14pt"/>
    </style:style>
    <style:style style:name="P22" style:family="paragraph" style:parent-style-name="Standard" style:list-style-name="L6">
      <style:paragraph-properties fo:text-align="start" style:justify-single-word="false"/>
      <style:text-properties style:font-name="Bahnschrift SemiBold" fo:font-size="14pt" fo:background-color="#000000" style:font-size-asian="14pt" style:font-size-complex="14pt"/>
    </style:style>
    <style:style style:name="P23" style:family="paragraph" style:parent-style-name="Standard">
      <style:paragraph-properties fo:text-align="start" style:justify-single-word="false"/>
      <style:text-properties style:font-name="Bahnschrift SemiBold" fo:font-size="12pt" style:font-size-asian="12pt" style:font-size-complex="12pt"/>
    </style:style>
    <style:style style:name="P24" style:family="paragraph" style:parent-style-name="Standard">
      <style:paragraph-properties fo:text-align="start" style:justify-single-word="false"/>
      <style:text-properties fo:color="#000000" style:font-name="Consolas" fo:font-size="9.5pt" style:font-name-asian="Consolas" style:font-size-asian="9.5pt" style:font-name-complex="Consolas" style:font-size-complex="9.5pt"/>
    </style:style>
    <style:style style:name="P25" style:family="paragraph" style:parent-style-name="Standard" style:list-style-name="L7">
      <style:paragraph-properties fo:text-align="start" style:justify-single-word="false"/>
      <style:text-properties fo:color="#000000" style:font-name="Consolas" fo:font-size="9.5pt" style:font-name-asian="Consolas" style:font-size-asian="9.5pt" style:font-name-complex="Consolas" style:font-size-complex="9.5pt"/>
    </style:style>
    <style:style style:name="P26" style:family="paragraph" style:parent-style-name="Standard" style:list-style-name="L7">
      <style:paragraph-properties fo:text-align="start" style:justify-single-word="false"/>
      <style:text-properties fo:color="#000000" style:font-name="Bahnschrift SemiBold" fo:font-size="12pt" style:font-name-asian="Consolas" style:font-size-asian="12pt" style:font-name-complex="Consolas" style:font-size-complex="12pt"/>
    </style:style>
    <style:style style:name="P27" style:family="paragraph" style:parent-style-name="Standard" style:list-style-name="L9">
      <style:paragraph-properties style:text-autospace="none"/>
      <style:text-properties fo:color="#000000" style:font-name="Bahnschrift SemiBold" fo:font-size="12pt" style:font-name-asian="Consolas" style:font-size-asian="12pt" style:font-name-complex="Consolas" style:font-size-complex="12pt"/>
    </style:style>
    <style:style style:name="P28" style:family="paragraph" style:parent-style-name="Standard" style:list-style-name="L10">
      <style:paragraph-properties style:text-autospace="none"/>
      <style:text-properties fo:color="#000000" style:font-name="Bahnschrift SemiBold"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Bahnschrift SemiBold" fo:font-size="12pt" style:font-name-asian="Consolas" style:font-size-asian="12pt" style:font-name-complex="Consolas" style:font-size-complex="12pt"/>
    </style:style>
    <style:style style:name="P30" style:family="paragraph" style:parent-style-name="Standard" style:list-style-name="L7">
      <style:paragraph-properties fo:text-align="start" style:justify-single-word="false"/>
    </style:style>
    <style:style style:name="P31" style:family="paragraph" style:parent-style-name="Standard" style:list-style-name="L8">
      <style:paragraph-properties style:text-autospace="none"/>
    </style:style>
    <style:style style:name="P32" style:family="paragraph" style:parent-style-name="Standard">
      <style:paragraph-properties fo:text-align="start" style:justify-single-word="false"/>
      <style:text-properties style:font-name="Consolas1" fo:font-size="10.5pt" style:font-size-asian="12pt" style:font-size-complex="12pt"/>
    </style:style>
    <style:style style:name="P33" style:family="paragraph" style:parent-style-name="Standard">
      <style:paragraph-properties fo:text-align="start" style:justify-single-word="false"/>
      <style:text-properties fo:color="#d4d4d4" style:font-name="Consolas1" fo:font-size="10.5pt" fo:font-weight="normal" fo:background-color="#1e1e1e"/>
    </style:style>
    <style:style style:name="P34" style:family="paragraph" style:parent-style-name="Standard">
      <style:paragraph-properties style:text-autospace="none"/>
    </style:style>
    <style:style style:name="P35" style:family="paragraph" style:parent-style-name="Standard" style:list-style-name="">
      <style:paragraph-properties style:text-autospace="none"/>
    </style:style>
    <style:style style:name="T1" style:family="text">
      <style:text-properties style:font-name="Bahnschrift SemiBold" fo:font-size="12pt" style:font-size-asian="12pt" style:font-size-complex="12pt"/>
    </style:style>
    <style:style style:name="T2" style:family="text">
      <style:text-properties fo:background-color="#000000"/>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color="#0000ff" style:font-name="Bahnschrift SemiBold" fo:font-size="12pt" style:font-name-asian="Consolas" style:font-size-asian="12pt" style:font-name-complex="Consolas" style:font-size-complex="12pt"/>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color="#000000" style:font-name="Bahnschrift SemiBold" fo:font-size="12pt" style:font-name-asian="Consolas" style:font-size-asian="12pt" style:font-name-complex="Consolas" style:font-size-complex="12pt"/>
    </style:style>
    <style:style style:name="T7" style:family="text">
      <style:text-properties fo:color="#ff00ff" style:font-name="Consolas" fo:font-size="9.5pt" style:font-name-asian="Consolas" style:font-size-asian="9.5pt" style:font-name-complex="Consolas" style:font-size-complex="9.5pt"/>
    </style:style>
    <style:style style:name="T8" style:family="text">
      <style:text-properties fo:color="#808080" style:font-name="Consolas" fo:font-size="9.5pt" style:font-name-asian="Consolas" style:font-size-asian="9.5pt" style:font-name-complex="Consolas" style:font-size-complex="9.5pt"/>
    </style:style>
    <style:style style:name="T9" style:family="text">
      <style:text-properties fo:color="#ff0000" style:font-name="Consolas" fo:font-size="9.5pt" style:font-name-asian="Consolas" style:font-size-asian="9.5pt" style:font-name-complex="Consolas" style:font-size-complex="9.5pt"/>
    </style:style>
    <style:style style:name="T10" style:family="text">
      <style:text-properties fo:color="#00ff00" style:font-name="Consolas" fo:font-size="9.5pt" style:font-name-asian="Consolas" style:font-size-asian="9.5pt" style:font-name-complex="Consolas" style:font-size-complex="9.5pt"/>
    </style:style>
    <style:style style:name="T11" style:family="text">
      <style:text-properties fo:color="#569cd6"/>
    </style:style>
    <style:style style:name="T12" style:family="text">
      <style:text-properties fo:color="#569cd6" fo:font-weight="normal" fo:background-color="#1e1e1e"/>
    </style:style>
    <style:style style:name="T13" style:family="text">
      <style:text-properties fo:color="#569cd6" style:font-size-asian="12pt" style:font-size-complex="12pt"/>
    </style:style>
    <style:style style:name="T14" style:family="text">
      <style:text-properties fo:color="#d4d4d4" fo:font-weight="normal" fo:background-color="#1e1e1e"/>
    </style:style>
    <style:style style:name="T15" style:family="text">
      <style:text-properties fo:color="#dcdcaa" fo:font-weight="normal" fo:background-color="#1e1e1e"/>
    </style:style>
    <style:style style:name="T16" style:family="text">
      <style:text-properties fo:color="#b5cea8"/>
    </style:style>
    <style:style style:name="T17" style:family="text">
      <style:text-properties fo:color="#b5cea8" fo:font-weight="normal" fo:background-color="#1e1e1e"/>
    </style:style>
    <style:style style:name="T18" style:family="text">
      <style:text-properties fo:color="#ce9178"/>
    </style:style>
    <style:style style:name="T19" style:family="text">
      <style:text-properties fo:color="#ce9178" style:font-size-asian="12pt" style:font-size-complex="12pt"/>
    </style:style>
    <style:style style:name="T20" style:family="text">
      <style:text-properties style:font-size-asian="12pt" style:font-size-complex="1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CF CDA : Analyse, Conception et Requêtes</text:p>
      <text:p text:style-name="P5">27/02/2023</text:p>
      <text:p text:style-name="P1"/>
      <text:p text:style-name="P2"/>
      <text:list xml:id="list8477326799785553217" text:style-name="L1">
        <text:list-item>
          <text:p text:style-name="P16">Analyser la base données</text:p>
        </text:list-item>
      </text:list>
      <text:p text:style-name="P2"/>
      <text:p text:style-name="P2"/>
      <text:list xml:id="list799206764903130794" text:style-name="L2">
        <text:list-header>
          <text:p text:style-name="P19">2.1. <text:s/><text:span text:style-name="T2">Analyse structurelle</text:span></text:p>
        </text:list-header>
      </text:list>
      <text:p text:style-name="P2"/>
      <text:p text:style-name="P4">La table DimCustomer contient des données relatives aux clients. On y retrouve par exemple des informations propres au client, telles que son numéro de téléphone, sa date de naissance ainsi que son prénom.</text:p>
      <text:p text:style-name="P4">La table DimCustomer est reliée à la table DimGeography, par la clé étrangère GeographyKey se trouvant dans la table DimCustomer reliée à la clé unique de la table DimGeography. Ce qui permet de remonter des données de localisation en fonction du client.</text:p>
      <text:p text:style-name="P4"/>
      <text:p text:style-name="P4"/>
      <text:list xml:id="list2297653152469836589" text:style-name="L3">
        <text:list-item>
          <text:list>
            <text:list-item>
              <text:p text:style-name="P20">. <text:span text:style-name="T2">Analyse de données</text:span></text:p>
            </text:list-item>
          </text:list>
        </text:list-item>
      </text:list>
      <text:p text:style-name="P2"/>
      <text:p text:style-name="P4">La base de données est tirée d'une entreprise de vente de matériels de cyclisme, à destination de particuliers. La vente se fait directement sur internet, ou par le biais de boutiques à travers le monde.</text:p>
      <text:p text:style-name="P4"/>
      <text:p text:style-name="P4"/>
      <text:list xml:id="list1375955665595306979" text:style-name="L4">
        <text:list-item>
          <text:list>
            <text:list-item>
              <text:p text:style-name="P21"><text:s/><text:span text:style-name="T2">Les règles de l'art</text:span></text:p>
            </text:list-item>
          </text:list>
        </text:list-item>
      </text:list>
      <text:p text:style-name="P4"/>
      <text:p text:style-name="P4">La base de données semble avoir été conçue sur le modèle du schéma en étoile, c'est à dire le modèle utilisant des tables « Dimension » et des tables « Fact ». Les tables commençant par Dim contiennent toutes les données descriptives (personne, produit, date, etc). Les tables commençant par Fact regroupent les clés primaires des tables Dim, elles sont donc des tables d'associations.</text:p>
      <text:p text:style-name="P4"/>
      <text:p text:style-name="P4">En premier lieu, la déclaration des clés primaires et étrangères peut résoudre un manque au niveau de la conception de cette base de données, où l'insertion de valeurs doublons dans une colonne de clé unique est ici possible, de même que l'insertion d'une valeur non contenue dans une colonne de clé unique dans une colonne de clé étrangère.</text:p>
      <text:p text:style-name="P4"/>
      <text:p text:style-name="P4">Par la suite, nous pouvons faire le constat d'une trop grande présence de valeurs NULL, ce qui peut affecter les performances de traitement de la base de données. Pour ce faire, </text:p>
      <text:p text:style-name="P4">une valeur par défaut pour les colonnes concernées peut être une solution.</text:p>
      <text:p text:style-name="P4"/>
      <text:p text:style-name="P4">Exemple avec la colonne FirstName de la table DimCustomer :</text:p>
      <text:p text:style-name="P4"/>
      <text:p text:style-name="P33"><text:span text:style-name="T20">FirstName </text:span><text:span text:style-name="T11">NVARCHAR</text:span>(<text:span text:style-name="T16">50</text:span>)<text:span text:style-name="T20"> </text:span><text:span text:style-name="T13">DEFAULT</text:span><text:span text:style-name="T20"> </text:span><text:span text:style-name="T19">'Non renseigné'</text:span></text:p>
      <text:p text:style-name="P4"/>
      <text:p text:style-name="P4">Également, nous pouvons envisager la mise en place d'une contrainte d'auto incrément pour les clés primaires, par le biais de IDENTITY, ainsi la colonne sera incrémentée <text:soft-page-break/>automatiquement à l'ajout d'un enregistrement dans celle-ci.</text:p>
      <text:p text:style-name="P4"/>
      <text:p text:style-name="P32"><text:span text:style-name="T14">CustomerKey </text:span><text:span text:style-name="T12">INT</text:span><text:span text:style-name="T14"> </text:span><text:span text:style-name="T15">IDENTITY</text:span><text:span text:style-name="T14">(</text:span><text:span text:style-name="T17">1</text:span><text:span text:style-name="T14">,</text:span><text:span text:style-name="T17">1</text:span><text:span text:style-name="T14">)</text:span></text:p>
      <text:p text:style-name="P4"/>
      <text:p text:style-name="P4">La mise en place d'une contrainte CHECK pour les colonnes qui ne sont sensées accepter uniquement certaine valeur, telle que la colonne MaritalStatus dans la table DimCustomer.</text:p>
      <text:p text:style-name="P4"/>
      <text:p text:style-name="P4">CONSTRAINT CHK_customer_maritalstatus CHECK (MaritalStatus = 'M' OR MaritalStatus = 'S')</text:p>
      <text:p text:style-name="P4"/>
      <text:p text:style-name="P4">Un des points d'amélioration serait de constater s'il n'y a pas des données redondantes, et, le cas échéant, créer d'autres entités à part pour contenir ces données afin de limiter les remontées de données non désirées.</text:p>
      <text:p text:style-name="P4"/>
      <text:p text:style-name="P4">Exemple de déclaration de clé primaire sur la table DimProduct :</text:p>
      <text:p text:style-name="P4"/>
      <text:p text:style-name="P33">ALTER TABLE DimProduct</text:p>
      <text:p text:style-name="P33">ADD CONSTRAINT PK_DimProduct</text:p>
      <text:p text:style-name="P33">PRIMARY KEY (ProductKey)</text:p>
      <text:p text:style-name="P4"/>
      <text:p text:style-name="P4">Exemple de déclaration de clé étrangère sur la table DimCustomer :</text:p>
      <text:p text:style-name="P4"/>
      <text:p text:style-name="P4">ALTER TABLE DimCustomer</text:p>
      <text:p text:style-name="P4">ADD CONSTRAINT FK_DimGeography_DimProduct</text:p>
      <text:p text:style-name="P4">FOREIGN KEY (GeographyKey) REFERENCES DimGeography(GeographyKey)</text:p>
      <text:p text:style-name="P4"/>
      <text:p text:style-name="P4"/>
      <text:list xml:id="list3233800535044120115" text:style-name="L5">
        <text:list-item>
          <text:p text:style-name="P17">Manipulations</text:p>
        </text:list-item>
      </text:list>
      <text:p text:style-name="P18"/>
      <text:p text:style-name="P18"/>
      <text:list xml:id="list558048711557328795" text:style-name="L6">
        <text:list-item>
          <text:list>
            <text:list-item>
              <text:p text:style-name="P22">Requêtes</text:p>
            </text:list-item>
          </text:list>
        </text:list-item>
      </text:list>
      <text:p text:style-name="P3"/>
      <text:p text:style-name="P7"><text:span text:style-name="T1">1.<text:tab/></text:span><text:span text:style-name="T3">SELECT</text:span><text:span text:style-name="T5"> </text:span><text:span text:style-name="T7">COUNT</text:span><text:span text:style-name="T8">(*)</text:span><text:span text:style-name="T5"> </text:span><text:span text:style-name="T3">FROM</text:span><text:span text:style-name="T5"> DimCustomer</text:span></text:p>
      <text:list xml:id="list6312120382674924953" text:style-name="L7">
        <text:list-header>
          <text:p text:style-name="P25"/>
          <text:p text:style-name="P26">La table DimCustomer compte 18485 enregistrements.</text:p>
          <text:p text:style-name="P26"/>
          <text:p text:style-name="P30"><text:span text:style-name="T3">SELECT</text:span><text:span text:style-name="T5"> </text:span><text:span text:style-name="T7">COUNT</text:span><text:span text:style-name="T8">(*)</text:span><text:span text:style-name="T5"> </text:span><text:span text:style-name="T3">FROM</text:span><text:span text:style-name="T5"> DimPromotion</text:span></text:p>
          <text:p text:style-name="P26"/>
          <text:p text:style-name="P30"><text:span text:style-name="T6">La table DimPromotion compte 16 enregistrements</text:span><text:span text:style-name="T5">.</text:span></text:p>
          <text:p text:style-name="P25"/>
          <text:p text:style-name="P30"><text:span text:style-name="T3">SELECT</text:span><text:span text:style-name="T5"> </text:span><text:span text:style-name="T7">COUNT</text:span><text:span text:style-name="T8">(*)</text:span><text:span text:style-name="T5"> </text:span><text:span text:style-name="T3">FROM</text:span><text:span text:style-name="T5"> DimCurrency</text:span></text:p>
          <text:p text:style-name="P25"/>
          <text:p text:style-name="P26">La table DimCurrency compte 105 enregistrements.</text:p>
          <text:p text:style-name="P26"/>
        </text:list-header>
      </text:list>
      <text:p text:style-name="P11"/>
      <text:p text:style-name="P7"><text:span text:style-name="T6">2. <text:tab/></text:span><text:span text:style-name="T3">SELECT</text:span><text:span text:style-name="T5"> FirstName</text:span><text:span text:style-name="T8">,</text:span><text:span text:style-name="T5"> LastName </text:span><text:span text:style-name="T3">FROM</text:span><text:span text:style-name="T5"> DimCustomer</text:span></text:p>
      <text:p text:style-name="P8"><text:span text:style-name="T8"><text:tab/>INNER</text:span><text:span text:style-name="T5"> </text:span><text:span text:style-name="T8">JOIN</text:span><text:span text:style-name="T5"> DimGeography</text:span></text:p>
      <text:p text:style-name="P8"><text:span text:style-name="T3"><text:tab/>ON</text:span><text:span text:style-name="T5"> DimCustomer</text:span><text:span text:style-name="T8">.</text:span><text:span text:style-name="T5">GeographyKey </text:span><text:span text:style-name="T8">=</text:span><text:span text:style-name="T5"> DimGeography</text:span><text:span text:style-name="T8">.</text:span><text:span text:style-name="T5">GeographyKey</text:span></text:p>
      <text:p text:style-name="P8"><text:span text:style-name="T3"><text:tab/>WHERE</text:span><text:span text:style-name="T5"> CountryRegionCode </text:span><text:span text:style-name="T8">=</text:span><text:span text:style-name="T5"> </text:span><text:span text:style-name="T9">'US'</text:span></text:p>
      <text:p text:style-name="P8"><text:span text:style-name="T3"><text:tab/>ORDER</text:span><text:span text:style-name="T5"> </text:span><text:span text:style-name="T3">BY</text:span><text:span text:style-name="T5"> DimGeography</text:span><text:span text:style-name="T8">.</text:span><text:span text:style-name="T5">City</text:span><text:span text:style-name="T8">,</text:span><text:span text:style-name="T5"> Gender</text:span><text:span text:style-name="T8">,</text:span><text:span text:style-name="T5"> LastName</text:span></text:p>
      <text:p text:style-name="P9"/>
      <text:p text:style-name="P9"><text:soft-page-break/></text:p>
      <text:p text:style-name="P8"><text:span text:style-name="T6">3.<text:tab/></text:span><text:span text:style-name="T3">SELECT</text:span><text:span text:style-name="T5"> </text:span><text:span text:style-name="T7">COUNT</text:span><text:span text:style-name="T8">(*)</text:span><text:span text:style-name="T5"> </text:span><text:span text:style-name="T3">FROM</text:span><text:span text:style-name="T5"> DimCustomer</text:span></text:p>
      <text:p text:style-name="P8"><text:span text:style-name="T8"><text:tab/>INNER</text:span><text:span text:style-name="T5"> </text:span><text:span text:style-name="T8">JOIN</text:span><text:span text:style-name="T5"> DimGeography</text:span></text:p>
      <text:p text:style-name="P8"><text:span text:style-name="T3"><text:tab/>ON</text:span><text:span text:style-name="T5"> DimCustomer</text:span><text:span text:style-name="T8">.</text:span><text:span text:style-name="T5">GeographyKey </text:span><text:span text:style-name="T8">=</text:span><text:span text:style-name="T5"> DimGeography</text:span><text:span text:style-name="T8">.</text:span><text:span text:style-name="T5">GeographyKey</text:span></text:p>
      <text:p text:style-name="P8"><text:span text:style-name="T3"><text:tab/>WHERE</text:span><text:span text:style-name="T5"> CountryRegionCode </text:span><text:span text:style-name="T8">=</text:span><text:span text:style-name="T5"> </text:span><text:span text:style-name="T9">'US'</text:span></text:p>
      <text:p text:style-name="P15"/>
      <text:p text:style-name="P12"><text:tab/>Il y a 7820 clients habitant aux États-Unis.</text:p>
      <text:p text:style-name="P12"/>
      <text:p text:style-name="P12"/>
      <text:p text:style-name="P8"><text:span text:style-name="T6">4.<text:tab/></text:span><text:span text:style-name="T3">SELECT</text:span><text:span text:style-name="T5"> </text:span><text:span text:style-name="T3">TOP</text:span><text:span text:style-name="T5"> 1 FrenchProductCategoryName </text:span><text:span text:style-name="T3">FROM</text:span><text:span text:style-name="T5"> FactInternetSales</text:span></text:p>
      <text:p text:style-name="P8"><text:span text:style-name="T8"><text:tab/>INNER</text:span><text:span text:style-name="T5"> </text:span><text:span text:style-name="T8">JOIN</text:span><text:span text:style-name="T5"> DimProduct</text:span></text:p>
      <text:p text:style-name="P8"><text:span text:style-name="T3"><text:tab/>ON</text:span><text:span text:style-name="T5"> FactInternetSales</text:span><text:span text:style-name="T8">.</text:span><text:span text:style-name="T5">ProductKey </text:span><text:span text:style-name="T8">=</text:span><text:span text:style-name="T5"> DimProduct</text:span><text:span text:style-name="T8">.</text:span><text:span text:style-name="T5">ProductKey</text:span></text:p>
      <text:p text:style-name="P8"><text:span text:style-name="T8"><text:tab/>INNER</text:span><text:span text:style-name="T5"> </text:span><text:span text:style-name="T8">JOIN</text:span><text:span text:style-name="T5"> DimProductSubcategory</text:span></text:p>
      <text:p text:style-name="P8"><text:span text:style-name="T3"><text:tab/>ON</text:span><text:span text:style-name="T5"> DimProduct</text:span><text:span text:style-name="T8">.</text:span><text:span text:style-name="T5">ProductSubcategoryKey </text:span><text:span text:style-name="T8">=</text:span><text:span text:style-name="T5"> DimProductSubcategory</text:span><text:span text:style-name="T8">.</text:span><text:span text:style-name="T5">ProductSubcategoryKey</text:span></text:p>
      <text:p text:style-name="P8"><text:span text:style-name="T8"><text:tab/>INNER</text:span><text:span text:style-name="T5"> </text:span><text:span text:style-name="T8">JOIN</text:span><text:span text:style-name="T5"> DimProductCategory</text:span></text:p>
      <text:p text:style-name="P8"><text:span text:style-name="T3"><text:tab/>ON</text:span><text:span text:style-name="T5"> DimProductSubcategory</text:span><text:span text:style-name="T8">.</text:span><text:span text:style-name="T5">ProductCategoryKey </text:span><text:span text:style-name="T8">=</text:span><text:span text:style-name="T5"> DimProductCategory</text:span><text:span text:style-name="T8">.</text:span><text:span text:style-name="T5">ProductCategoryKey</text:span></text:p>
      <text:p text:style-name="P8"><text:span text:style-name="T3"><text:tab/>GROUP</text:span><text:span text:style-name="T5"> </text:span><text:span text:style-name="T3">BY</text:span><text:span text:style-name="T5"> FrenchProductCategoryName</text:span></text:p>
      <text:p text:style-name="P8"><text:span text:style-name="T3"><text:tab/>ORDER</text:span><text:span text:style-name="T5"> </text:span><text:span text:style-name="T3">BY</text:span><text:span text:style-name="T5"> </text:span><text:span text:style-name="T7">SUM</text:span><text:span text:style-name="T8">(</text:span><text:span text:style-name="T5">OrderQuantity</text:span><text:span text:style-name="T8">)</text:span><text:span text:style-name="T5"> </text:span><text:span text:style-name="T3">DESC</text:span></text:p>
      <text:p text:style-name="P12"/>
      <text:p text:style-name="P12"><text:tab/>La catégorie de produit la plus vendue en quantité sur internet est la catégorie <text:tab/>« Accessoire ».</text:p>
      <text:p text:style-name="P10"/>
      <text:p text:style-name="P10"/>
      <text:p text:style-name="P7"><text:span text:style-name="T6">5.<text:tab/></text:span><text:span text:style-name="T3">SELECT</text:span><text:span text:style-name="T5"> COLUMN_NAME</text:span><text:span text:style-name="T8">,</text:span><text:span text:style-name="T5"> TABLE_NAME</text:span></text:p>
      <text:p text:style-name="P8"><text:span text:style-name="T3"><text:tab/>FROM</text:span><text:span text:style-name="T5"> </text:span><text:span text:style-name="T10">INFORMATION_SCHEMA</text:span><text:span text:style-name="T8">.</text:span><text:span text:style-name="T10">COLUMNS</text:span></text:p>
      <text:p text:style-name="P8"><text:span text:style-name="T3"><text:tab/>WHERE</text:span><text:span text:style-name="T5"> COLUMN_NAME </text:span><text:span text:style-name="T8">LIKE</text:span><text:span text:style-name="T5"> </text:span><text:span text:style-name="T9">'%AddressLine1%'</text:span><text:span text:style-name="T5"> </text:span><text:span text:style-name="T8">OR</text:span><text:span text:style-name="T5"> COLUMN_NAME </text:span><text:span text:style-name="T8">LIKE</text:span><text:span text:style-name="T5"> </text:span><text:span text:style-name="T9">'%AddressLine2%'</text:span></text:p>
      <text:p text:style-name="P15"/>
      <text:p text:style-name="P8"><text:span text:style-name="T9"><text:tab/></text:span><text:span text:style-name="T6">On vérifie d'abord dans quelles tables se trouve les colonnes 'AdressLine1' et <text:tab/>'AdressLine2', qui contiennent les données d'adresses postales.</text:span></text:p>
      <text:p text:style-name="P12"><text:tab/>Les tables concernées sont DimCustomer, DimReseller, ProspectiveBuyer et <text:tab/>vTargetMail.</text:p>
      <text:p text:style-name="P12"><text:tab/>La table DimReseller, ne contenant pas de colonne 'MiddleName', est exclue <text:tab/>d'emblée.</text:p>
      <text:p text:style-name="P12"><text:tab/>La table ProspectiveBuyer ne contenant pas de clé étrangère de la table <text:tab/>DimGeography, elle est également exclue.</text:p>
      <text:p text:style-name="P12"/>
      <text:p text:style-name="P8"><text:span text:style-name="T6"><text:tab/></text:span><text:span text:style-name="T3">SELECT</text:span><text:span text:style-name="T5"> AddressLine1</text:span><text:span text:style-name="T8">,</text:span><text:span text:style-name="T5"> AddressLine2</text:span><text:span text:style-name="T8">,</text:span><text:span text:style-name="T5"> DimGeography</text:span><text:span text:style-name="T8">.*</text:span><text:span text:style-name="T5"> </text:span><text:span text:style-name="T3">FROM</text:span><text:span text:style-name="T5"> DimCustomer</text:span></text:p>
      <text:p text:style-name="P8"><text:span text:style-name="T8"><text:tab/>INNER</text:span><text:span text:style-name="T5"> </text:span><text:span text:style-name="T8">JOIN</text:span><text:span text:style-name="T5"> DimGeography</text:span></text:p>
      <text:p text:style-name="P8"><text:span text:style-name="T3"><text:tab/>ON</text:span><text:span text:style-name="T5"> DimCustomer</text:span><text:span text:style-name="T8">.</text:span><text:span text:style-name="T5">GeographyKey </text:span><text:span text:style-name="T8">=</text:span><text:span text:style-name="T5"> DimGeography</text:span><text:span text:style-name="T8">.</text:span><text:span text:style-name="T5">GeographyKey</text:span></text:p>
      <text:p text:style-name="P8"><text:span text:style-name="T3"><text:tab/>WHERE</text:span><text:span text:style-name="T5"> FirstName </text:span><text:span text:style-name="T8">=</text:span><text:span text:style-name="T5"> </text:span><text:span text:style-name="T9">'Shannon'</text:span><text:span text:style-name="T5"> </text:span><text:span text:style-name="T8">AND</text:span><text:span text:style-name="T5"> MiddleName </text:span><text:span text:style-name="T8">=</text:span><text:span text:style-name="T5"> </text:span><text:span text:style-name="T9">'C'</text:span><text:span text:style-name="T5"> </text:span><text:span text:style-name="T8">AND</text:span><text:span text:style-name="T5"> LastName </text:span><text:span text:style-name="T8">=</text:span><text:span text:style-name="T5"> </text:span><text:span text:style-name="T9">'Carlson'</text:span></text:p>
      <text:p text:style-name="P13"><text:tab/>UNION</text:p>
      <text:p text:style-name="P8"><text:span text:style-name="T3"><text:tab/>SELECT</text:span><text:span text:style-name="T5"> AddressLine1</text:span><text:span text:style-name="T8">,</text:span><text:span text:style-name="T5"> AddressLine2</text:span><text:span text:style-name="T8">,</text:span><text:span text:style-name="T5"> DimGeography</text:span><text:span text:style-name="T8">.*</text:span><text:span text:style-name="T5"> </text:span><text:span text:style-name="T3">FROM</text:span><text:span text:style-name="T5"> vTargetMail</text:span></text:p>
      <text:p text:style-name="P8"><text:span text:style-name="T8"><text:tab/>INNER</text:span><text:span text:style-name="T5"> </text:span><text:span text:style-name="T8">JOIN</text:span><text:span text:style-name="T5"> DimGeography</text:span></text:p>
      <text:p text:style-name="P8"><text:span text:style-name="T3"><text:tab/>ON</text:span><text:span text:style-name="T5"> vTargetMail</text:span><text:span text:style-name="T8">.</text:span><text:span text:style-name="T5">GeographyKey </text:span><text:span text:style-name="T8">=</text:span><text:span text:style-name="T5"> DimGeography</text:span><text:span text:style-name="T8">.</text:span><text:span text:style-name="T5">GeographyKey</text:span></text:p>
      <text:p text:style-name="P8"><text:span text:style-name="T3"><text:tab/>WHERE</text:span><text:span text:style-name="T5"> FirstName </text:span><text:span text:style-name="T8">=</text:span><text:span text:style-name="T5"> </text:span><text:span text:style-name="T9">'Shannon'</text:span><text:span text:style-name="T5"> </text:span><text:span text:style-name="T8">AND</text:span><text:span text:style-name="T5"> MiddleName </text:span><text:span text:style-name="T8">=</text:span><text:span text:style-name="T5"> </text:span><text:span text:style-name="T9">'C'</text:span><text:span text:style-name="T5"> </text:span><text:span text:style-name="T8">AND</text:span><text:span text:style-name="T5"> LastName </text:span><text:span text:style-name="T8">=</text:span><text:span text:style-name="T5"> </text:span><text:span text:style-name="T9">'Carlson'</text:span></text:p>
      <text:p text:style-name="P12"/>
      <text:p text:style-name="P12"><text:tab/>L'adresse complète de Shannon C Carlson est donc : 3839 Northgate Road etc.</text:p>
      <text:p text:style-name="P12"/>
      <text:p text:style-name="P8"><text:span text:style-name="T6">6.<text:tab/></text:span><text:span text:style-name="T3">SELECT</text:span><text:span text:style-name="T5"> </text:span><text:span text:style-name="T3">TOP</text:span><text:span text:style-name="T5"> 1 </text:span><text:span text:style-name="T7">COUNT</text:span><text:span text:style-name="T8">(*) </text:span><text:span text:style-name="T3">AS</text:span><text:span text:style-name="T5"> </text:span><text:span text:style-name="T9">'total des commandes'</text:span><text:span text:style-name="T8">,</text:span><text:span text:style-name="T5"> FirstName</text:span><text:span text:style-name="T8">,</text:span><text:span text:style-name="T5"> LastName</text:span></text:p>
      <text:list xml:id="list3866266102231692380" text:style-name="L8">
        <text:list-header>
          <text:p text:style-name="P31"><text:span text:style-name="T3">FROM</text:span><text:span text:style-name="T5"> FactResellerSales</text:span></text:p>
        </text:list-header>
      </text:list>
      <text:p text:style-name="P8"><text:span text:style-name="T8"><text:tab/>INNER</text:span><text:span text:style-name="T5"> </text:span><text:span text:style-name="T8">JOIN</text:span><text:span text:style-name="T5"> DimEmployee</text:span></text:p>
      <text:p text:style-name="P8"><text:span text:style-name="T3"><text:tab/>ON</text:span><text:span text:style-name="T5"> DimEmployee</text:span><text:span text:style-name="T8">.</text:span><text:span text:style-name="T5">EmployeeKey </text:span><text:span text:style-name="T8">=</text:span><text:span text:style-name="T5"> FactResellerSales</text:span><text:span text:style-name="T8">.</text:span><text:span text:style-name="T5">EmployeeKey</text:span></text:p>
      <text:p text:style-name="P8"><text:span text:style-name="T3"><text:tab/>GROUP</text:span><text:span text:style-name="T5"> </text:span><text:span text:style-name="T3">BY</text:span><text:span text:style-name="T5"> FirstName</text:span><text:span text:style-name="T8">,</text:span><text:span text:style-name="T5"> LastName</text:span></text:p>
      <text:p text:style-name="P8"><text:span text:style-name="T3"><text:tab/>ORDER</text:span><text:span text:style-name="T5"> </text:span><text:span text:style-name="T3">BY</text:span><text:span text:style-name="T5"> </text:span><text:span text:style-name="T7">COUNT</text:span><text:span text:style-name="T8">(*)</text:span><text:span text:style-name="T5"> </text:span><text:span text:style-name="T3">DESC</text:span></text:p>
      <text:p text:style-name="P13"/>
      <text:p text:style-name="P8"><text:span text:style-name="T3"><text:tab/></text:span><text:span text:style-name="T6">L'employé qui a effectué le plus de commande est Jillian Carson, pour un total de <text:tab/>7825 commandes.</text:span></text:p>
      <text:p text:style-name="P12"><text:soft-page-break/></text:p>
      <text:p text:style-name="P12"/>
      <text:p text:style-name="P8"><text:span text:style-name="T6">7.<text:tab/></text:span><text:span text:style-name="T3">SELECT</text:span><text:span text:style-name="T5"> </text:span><text:span text:style-name="T3">TOP</text:span><text:span text:style-name="T5"> 1 </text:span><text:span text:style-name="T7">ROUND</text:span><text:span text:style-name="T8">(</text:span><text:span text:style-name="T7">SUM</text:span><text:span text:style-name="T8">(</text:span><text:span text:style-name="T5">SalesAmount</text:span><text:span text:style-name="T8">),</text:span><text:span text:style-name="T5"> 2</text:span><text:span text:style-name="T8">)</text:span><text:span text:style-name="T5"> </text:span><text:span text:style-name="T3">AS</text:span><text:span text:style-name="T5"> </text:span><text:span text:style-name="T9">'chiffre daffaire'</text:span><text:span text:style-name="T8">,</text:span><text:span text:style-name="T5"> FirstName</text:span><text:span text:style-name="T8">,</text:span><text:span text:style-name="T5"> LastName <text:tab/></text:span><text:span text:style-name="T3">FROM</text:span><text:span text:style-name="T5"> FactResellerSales</text:span></text:p>
      <text:p text:style-name="P8"><text:span text:style-name="T8"><text:tab/>INNER</text:span><text:span text:style-name="T5"> </text:span><text:span text:style-name="T8">JOIN</text:span><text:span text:style-name="T5"> DimEmployee</text:span></text:p>
      <text:p text:style-name="P8"><text:span text:style-name="T3"><text:tab/>ON</text:span><text:span text:style-name="T5"> FactResellerSales</text:span><text:span text:style-name="T8">.</text:span><text:span text:style-name="T5">EmployeeKey </text:span><text:span text:style-name="T8">=</text:span><text:span text:style-name="T5"> DimEmployee</text:span><text:span text:style-name="T8">.</text:span><text:span text:style-name="T5">EmployeeKey</text:span></text:p>
      <text:p text:style-name="P8"><text:span text:style-name="T3"><text:tab/>WHERE</text:span><text:span text:style-name="T5"> Gender </text:span><text:span text:style-name="T8">=</text:span><text:span text:style-name="T5"> </text:span><text:span text:style-name="T9">'F'</text:span></text:p>
      <text:p text:style-name="P8"><text:span text:style-name="T3"><text:tab/>GROUP</text:span><text:span text:style-name="T5"> </text:span><text:span text:style-name="T3">BY</text:span><text:span text:style-name="T5"> FirstName</text:span><text:span text:style-name="T8">,</text:span><text:span text:style-name="T5"> LastName</text:span></text:p>
      <text:p text:style-name="P8"><text:span text:style-name="T3"><text:tab/>ORDER</text:span><text:span text:style-name="T5"> </text:span><text:span text:style-name="T3">BY</text:span><text:span text:style-name="T5"> </text:span><text:span text:style-name="T7">SUM</text:span><text:span text:style-name="T8">(</text:span><text:span text:style-name="T5">SalesAmount</text:span><text:span text:style-name="T8">)</text:span><text:span text:style-name="T5"> </text:span><text:span text:style-name="T3">DESC</text:span></text:p>
      <text:p text:style-name="P12"/>
      <text:p text:style-name="P12"><text:tab/>L'employée qui a effectué le plus grand chiffre d'affaire est Linda Mitchell, pour un <text:tab/>montant de 10367007,43.</text:p>
      <text:p text:style-name="P12"/>
      <text:p text:style-name="P12"/>
      <text:p text:style-name="P8"><text:span text:style-name="T6">8.<text:tab/></text:span><text:span text:style-name="T3">SELECT</text:span><text:span text:style-name="T5"> </text:span><text:span text:style-name="T3">TOP</text:span><text:span text:style-name="T5"> 1 </text:span><text:span text:style-name="T7">SUM</text:span><text:span text:style-name="T8">(</text:span><text:span text:style-name="T5">SickLeaveHours</text:span><text:span text:style-name="T8">) </text:span><text:span text:style-name="T3">AS</text:span><text:span text:style-name="T5"> </text:span><text:span text:style-name="T9">'total des arrêts maladies'</text:span><text:span text:style-name="T8">, </text:span><text:span text:style-name="T5">DepartmentName </text:span></text:p>
      <text:p text:style-name="P8"><text:span text:style-name="T5"><text:tab/></text:span><text:span text:style-name="T3">FROM</text:span><text:span text:style-name="T5"> DimEmployee</text:span></text:p>
      <text:p text:style-name="P8"><text:span text:style-name="T3"><text:tab/>GROUP</text:span><text:span text:style-name="T5"> </text:span><text:span text:style-name="T3">BY</text:span><text:span text:style-name="T5"> DepartmentName</text:span></text:p>
      <text:p text:style-name="P8"><text:span text:style-name="T3"><text:tab/>ORDER</text:span><text:span text:style-name="T5"> </text:span><text:span text:style-name="T3">BY</text:span><text:span text:style-name="T5"> </text:span><text:span text:style-name="T7">SUM</text:span><text:span text:style-name="T8">(</text:span><text:span text:style-name="T5">SickLeaveHours</text:span><text:span text:style-name="T8">)</text:span><text:span text:style-name="T5"> </text:span><text:span text:style-name="T3">DESC</text:span></text:p>
      <text:p text:style-name="P12"/>
      <text:p text:style-name="P12"><text:tab/>Le département le plus impacté par les arrêts maladies est le département <text:tab/>'Production', avec un total de 7929 heures d'arrêts maladies en tout.</text:p>
      <text:p text:style-name="P12"/>
      <text:p text:style-name="P8"><text:span text:style-name="T6">9.</text:span><text:tab/><text:span text:style-name="T3">SELECT</text:span><text:span text:style-name="T5"> DepartmentName </text:span><text:span text:style-name="T3">FROM</text:span><text:span text:style-name="T5"> DimEmployee</text:span></text:p>
      <text:p text:style-name="P8"><text:span text:style-name="T3"><text:tab/>WHERE</text:span><text:span text:style-name="T5"> FirstName </text:span><text:span text:style-name="T8">=</text:span><text:span text:style-name="T5"> </text:span><text:span text:style-name="T9">'Jill'</text:span><text:span text:style-name="T5"> </text:span><text:span text:style-name="T8">AND</text:span><text:span text:style-name="T5"> LastName </text:span><text:span text:style-name="T8">=</text:span><text:span text:style-name="T5"> </text:span><text:span text:style-name="T9">'Williams'</text:span></text:p>
      <text:p text:style-name="P12"/>
      <text:p text:style-name="P12"><text:tab/>En premier lieu, on retrouve le nom du département où travaille Jill Williams. C'est <text:tab/>donc le département Marketing.</text:p>
      <text:p text:style-name="P12"/>
      <text:p text:style-name="P8"><text:span text:style-name="T6"><text:tab/></text:span><text:span text:style-name="T3">SELECT</text:span><text:span text:style-name="T5"> E1</text:span><text:span text:style-name="T8">.</text:span><text:span text:style-name="T5">FirstName</text:span><text:span text:style-name="T8">,</text:span><text:span text:style-name="T5"> E1</text:span><text:span text:style-name="T8">.</text:span><text:span text:style-name="T5">LastName</text:span><text:span text:style-name="T8">,</text:span><text:span text:style-name="T5"> E1</text:span><text:span text:style-name="T8">.</text:span><text:span text:style-name="T5">Title</text:span></text:p>
      <text:p text:style-name="P8"><text:span text:style-name="T3"><text:tab/>FROM</text:span><text:span text:style-name="T5"> DimEmployee E1</text:span></text:p>
      <text:p text:style-name="P8"><text:span text:style-name="T8"><text:tab/>INNER</text:span><text:span text:style-name="T5"> </text:span><text:span text:style-name="T8">JOIN</text:span><text:span text:style-name="T5"> DimEmployee E2</text:span></text:p>
      <text:p text:style-name="P8"><text:span text:style-name="T3"><text:tab/>ON</text:span><text:span text:style-name="T5"> E1</text:span><text:span text:style-name="T8">.</text:span><text:span text:style-name="T5">EmployeeKey </text:span><text:span text:style-name="T8">=</text:span><text:span text:style-name="T5"> E2</text:span><text:span text:style-name="T8">.</text:span><text:span text:style-name="T5">ParentEmployeeKey</text:span></text:p>
      <text:p text:style-name="P8"><text:span text:style-name="T3"><text:tab/>WHERE</text:span><text:span text:style-name="T5"> E1</text:span><text:span text:style-name="T8">.</text:span><text:span text:style-name="T5">DepartmentName </text:span><text:span text:style-name="T8">=</text:span><text:span text:style-name="T5"> </text:span><text:span text:style-name="T9">'Marketing'</text:span></text:p>
      <text:p text:style-name="P8"><text:span text:style-name="T3"><text:tab/>GROUP</text:span><text:span text:style-name="T5"> </text:span><text:span text:style-name="T3">BY</text:span><text:span text:style-name="T5"> E1</text:span><text:span text:style-name="T8">.</text:span><text:span text:style-name="T5">FirstName</text:span><text:span text:style-name="T8">,</text:span><text:span text:style-name="T5"> E1</text:span><text:span text:style-name="T8">.</text:span><text:span text:style-name="T5">LastName</text:span><text:span text:style-name="T8">,</text:span><text:span text:style-name="T5"> E1</text:span><text:span text:style-name="T8">.</text:span><text:span text:style-name="T5">Title</text:span></text:p>
      <text:p text:style-name="P12"/>
      <text:p text:style-name="P12"><text:tab/>Cette requête permet de retrouver le supérieur hiérarchique direct de Jill <text:tab/>Williams. Son supérieur hiérarchique est donc David Bradley, Marketing manager.</text:p>
      <text:p text:style-name="P12"/>
      <text:p text:style-name="P8"><text:span text:style-name="T6"><text:tab/></text:span><text:span text:style-name="T3">SELECT</text:span><text:span text:style-name="T5"> E1</text:span><text:span text:style-name="T8">.</text:span><text:span text:style-name="T5">FirstName</text:span><text:span text:style-name="T8">,</text:span><text:span text:style-name="T5"> E1</text:span><text:span text:style-name="T8">.</text:span><text:span text:style-name="T5">LastName</text:span><text:span text:style-name="T8">,</text:span><text:span text:style-name="T5"> E1</text:span><text:span text:style-name="T8">.</text:span><text:span text:style-name="T5">Title</text:span></text:p>
      <text:p text:style-name="P8"><text:span text:style-name="T3"><text:tab/>FROM</text:span><text:span text:style-name="T5"> DimEmployee E1</text:span></text:p>
      <text:p text:style-name="P8"><text:span text:style-name="T8"><text:tab/>INNER</text:span><text:span text:style-name="T5"> </text:span><text:span text:style-name="T8">JOIN</text:span><text:span text:style-name="T5"> DimEmployee E2</text:span></text:p>
      <text:p text:style-name="P8"><text:span text:style-name="T3"><text:tab/>ON</text:span><text:span text:style-name="T5"> E1</text:span><text:span text:style-name="T8">.</text:span><text:span text:style-name="T5">EmployeeKey </text:span><text:span text:style-name="T8">=</text:span><text:span text:style-name="T5"> E2</text:span><text:span text:style-name="T8">.</text:span><text:span text:style-name="T5">EmployeeKey</text:span></text:p>
      <text:p text:style-name="P8"><text:span text:style-name="T3"><text:tab/>WHERE</text:span><text:span text:style-name="T5"> E2</text:span><text:span text:style-name="T8">.</text:span><text:span text:style-name="T5">DepartmentName </text:span><text:span text:style-name="T8">=</text:span><text:span text:style-name="T5"> </text:span><text:span text:style-name="T9">'Marketing'</text:span><text:span text:style-name="T5"> </text:span><text:span text:style-name="T8">AND</text:span><text:span text:style-name="T5"> E2</text:span><text:span text:style-name="T8">.</text:span><text:span text:style-name="T5">FirstName </text:span><text:span text:style-name="T8">!=</text:span><text:span text:style-name="T5"> </text:span><text:span text:style-name="T9">'Jill'</text:span><text:span text:style-name="T5"> </text:span><text:span text:style-name="T8">AND</text:span><text:span text:style-name="T5"> E2</text:span><text:span text:style-name="T8">.</text:span><text:span text:style-name="T5">LastName </text:span><text:span text:style-name="T8">!=</text:span><text:span text:style-name="T5"> <text:tab/></text:span><text:span text:style-name="T9">'Williams'</text:span></text:p>
      <text:p text:style-name="P8"><text:span text:style-name="T3"><text:tab/>GROUP</text:span><text:span text:style-name="T5"> </text:span><text:span text:style-name="T3">BY</text:span><text:span text:style-name="T5"> E1</text:span><text:span text:style-name="T8">.</text:span><text:span text:style-name="T5">FirstName</text:span><text:span text:style-name="T8">,</text:span><text:span text:style-name="T5"> E1</text:span><text:span text:style-name="T8">.</text:span><text:span text:style-name="T5">LastName</text:span><text:span text:style-name="T8">,</text:span><text:span text:style-name="T5"> E1</text:span><text:span text:style-name="T8">.</text:span><text:span text:style-name="T5">Title</text:span></text:p>
      <text:p text:style-name="P12"/>
      <text:p text:style-name="P12"><text:tab/>Cette requête permet de retrouver l'ensemble des collègues de Jill Williams au <text:tab/>département Marketing.</text:p>
      <text:p text:style-name="P12"><text:tab/>Ses différents collègues sont :</text:p>
      <text:list xml:id="list491625163397852511" text:style-name="L9">
        <text:list-item>
          <text:list>
            <text:list-item>
              <text:list>
                <text:list-item>
                  <text:p text:style-name="P27">John Wood, Marketing Specialist</text:p>
                </text:list-item>
                <text:list-item>
                  <text:p text:style-name="P27">Kevin Brown, Marketing Assistant</text:p>
                </text:list-item>
                <text:list-item>
                  <text:p text:style-name="P27">Mary Dempsey, Marketing Assistant</text:p>
                </text:list-item>
                <text:list-item>
                  <text:p text:style-name="P27">Mary Gibson, Marketing Specialist</text:p>
                </text:list-item>
                <text:list-item>
                  <text:p text:style-name="P27">Sariya Hampadoungsataya, Marketing Specialist</text:p>
                </text:list-item>
                <text:list-item>
                  <text:p text:style-name="P27">Terry Eminhizer, Marketing Specialist</text:p>
                </text:list-item>
              </text:list>
            </text:list-item>
          </text:list>
        </text:list-item>
      </text:list>
      <text:list xml:id="list6626331633239271953" text:style-name="L10">
        <text:list-item>
          <text:p text:style-name="P28"><text:soft-page-break/>Wanida Benshoof, Marketing Assistant</text:p>
        </text:list-item>
      </text:list>
      <text:p text:style-name="P12"/>
      <text:p text:style-name="P12"/>
      <text:p text:style-name="P12"/>
      <text:p text:style-name="P8"><text:span text:style-name="T6">10.<text:tab/></text:span><text:span text:style-name="T3">SELECT</text:span><text:span text:style-name="T5"> FrenchProductSubcategoryName </text:span><text:span text:style-name="T3">FROM</text:span><text:span text:style-name="T5"> DimProductSubcategory</text:span></text:p>
      <text:p text:style-name="P8"><text:span text:style-name="T3"><text:tab/>WHERE</text:span><text:span text:style-name="T5"> FrenchProductSubcategoryName </text:span><text:span text:style-name="T8">NOT</text:span><text:span text:style-name="T5"> </text:span><text:span text:style-name="T8">IN</text:span><text:span text:style-name="T5"> </text:span></text:p>
      <text:p text:style-name="P14"><text:tab/>(</text:p>
      <text:p text:style-name="P8"><text:span text:style-name="T5"><text:tab/><text:tab/></text:span><text:span text:style-name="T3">SELECT</text:span><text:span text:style-name="T5"> FrenchProductSubcategoryName </text:span><text:span text:style-name="T3">FROM</text:span><text:span text:style-name="T5"> FactInternetSales</text:span></text:p>
      <text:p text:style-name="P8"><text:span text:style-name="T5"><text:tab/><text:tab/></text:span><text:span text:style-name="T8">INNER</text:span><text:span text:style-name="T5"> </text:span><text:span text:style-name="T8">JOIN</text:span><text:span text:style-name="T5"> DimProduct</text:span></text:p>
      <text:p text:style-name="P8"><text:span text:style-name="T5"><text:tab/><text:tab/></text:span><text:span text:style-name="T3">ON</text:span><text:span text:style-name="T5"> FactInternetSales</text:span><text:span text:style-name="T8">.</text:span><text:span text:style-name="T5">ProductKey </text:span><text:span text:style-name="T8">=</text:span><text:span text:style-name="T5"> DimProduct</text:span><text:span text:style-name="T8">.</text:span><text:span text:style-name="T5">ProductKey</text:span></text:p>
      <text:p text:style-name="P8"><text:span text:style-name="T5"><text:tab/><text:tab/></text:span><text:span text:style-name="T8">INNER</text:span><text:span text:style-name="T5"> </text:span><text:span text:style-name="T8">JOIN</text:span><text:span text:style-name="T5"> DimProductSubcategory</text:span></text:p>
      <text:p text:style-name="P8"><text:span text:style-name="T5"><text:tab/><text:tab/></text:span><text:span text:style-name="T3">ON</text:span><text:span text:style-name="T5"> DimProduct</text:span><text:span text:style-name="T8">.</text:span><text:span text:style-name="T5">ProductSubcategoryKey </text:span><text:span text:style-name="T8">=</text:span><text:span text:style-name="T5"> <text:tab/><text:tab/><text:tab/><text:tab/><text:tab/><text:tab/><text:tab/><text:tab/>DimProductSubcategory</text:span><text:span text:style-name="T8">.</text:span><text:span text:style-name="T5">ProductSubcategoryKey</text:span></text:p>
      <text:p text:style-name="P8"><text:span text:style-name="T5"><text:tab/><text:tab/></text:span><text:span text:style-name="T3">GROUP</text:span><text:span text:style-name="T5"> </text:span><text:span text:style-name="T3">BY</text:span><text:span text:style-name="T5"> FrenchProductSubcategoryName</text:span></text:p>
      <text:p text:style-name="P14"><text:tab/>)</text:p>
      <text:p text:style-name="P8"><text:span text:style-name="T8"><text:tab/>AND</text:span><text:span text:style-name="T5"> FrenchProductSubcategoryName </text:span><text:span text:style-name="T8">NOT</text:span><text:span text:style-name="T5"> </text:span><text:span text:style-name="T8">IN</text:span></text:p>
      <text:p text:style-name="P14"><text:tab/>(</text:p>
      <text:p text:style-name="P8"><text:span text:style-name="T5"><text:tab/><text:tab/></text:span><text:span text:style-name="T3">SELECT</text:span><text:span text:style-name="T5"> FrenchProductSubcategoryName </text:span><text:span text:style-name="T3">FROM</text:span><text:span text:style-name="T5"> FactResellerSales</text:span></text:p>
      <text:p text:style-name="P8"><text:span text:style-name="T5"><text:tab/><text:tab/></text:span><text:span text:style-name="T8">INNER</text:span><text:span text:style-name="T5"> </text:span><text:span text:style-name="T8">JOIN</text:span><text:span text:style-name="T5"> DimProduct</text:span></text:p>
      <text:p text:style-name="P8"><text:span text:style-name="T5"><text:tab/><text:tab/></text:span><text:span text:style-name="T3">ON</text:span><text:span text:style-name="T5"> FactResellerSales</text:span><text:span text:style-name="T8">.</text:span><text:span text:style-name="T5">ProductKey </text:span><text:span text:style-name="T8">=</text:span><text:span text:style-name="T5"> DimProduct</text:span><text:span text:style-name="T8">.</text:span><text:span text:style-name="T5">ProductKey</text:span></text:p>
      <text:p text:style-name="P8"><text:span text:style-name="T5"><text:tab/><text:tab/></text:span><text:span text:style-name="T8">INNER</text:span><text:span text:style-name="T5"> </text:span><text:span text:style-name="T8">JOIN</text:span><text:span text:style-name="T5"> DimProductSubcategory</text:span></text:p>
      <text:p text:style-name="P8"><text:span text:style-name="T5"><text:tab/><text:tab/></text:span><text:span text:style-name="T3">ON</text:span><text:span text:style-name="T5"> DimProduct</text:span><text:span text:style-name="T8">.</text:span><text:span text:style-name="T5">ProductSubcategoryKey </text:span><text:span text:style-name="T8">=</text:span><text:span text:style-name="T5"> <text:tab/><text:tab/><text:tab/><text:tab/><text:tab/><text:tab/><text:tab/><text:tab/>DimProductSubcategory</text:span><text:span text:style-name="T8">.</text:span><text:span text:style-name="T5">ProductSubcategoryKey</text:span></text:p>
      <text:p text:style-name="P8"><text:span text:style-name="T5"><text:tab/><text:tab/></text:span><text:span text:style-name="T3">GROUP</text:span><text:span text:style-name="T5"> </text:span><text:span text:style-name="T3">BY</text:span><text:span text:style-name="T5"> FrenchProductSubcategoryName</text:span></text:p>
      <text:p text:style-name="P14"><text:tab/>)</text:p>
      <text:p text:style-name="P12"/>
      <text:p text:style-name="P12"><text:tab/>Les sous-catégories de produits qui n'ont jamais été vendue sont « Éclairage » et <text:tab/>« Sacoche ».</text:p>
      <text:p text:style-name="P12"/>
      <text:p text:style-name="P12"/>
      <text:p text:style-name="P8"><text:span text:style-name="T6">11.<text:tab/></text:span><text:span text:style-name="T3">SELECT</text:span><text:span text:style-name="T5"> </text:span><text:span text:style-name="T3">TOP</text:span><text:span text:style-name="T5"> 1 </text:span><text:span text:style-name="T7">COUNT</text:span><text:span text:style-name="T8">(*)</text:span><text:span text:style-name="T5"> </text:span><text:span text:style-name="T3">AS</text:span><text:span text:style-name="T5"> </text:span><text:span text:style-name="T9">'Nombre de commandes'</text:span><text:span text:style-name="T8">,</text:span><text:span text:style-name="T5"> SalesTerritoryRegion </text:span><text:span text:style-name="T3">FROM</text:span><text:span text:style-name="T5"> <text:tab/>FactResellerSales</text:span></text:p>
      <text:p text:style-name="P8"><text:span text:style-name="T8"><text:tab/>INNER</text:span><text:span text:style-name="T5"> </text:span><text:span text:style-name="T8">JOIN</text:span><text:span text:style-name="T5"> DimSalesTerritory</text:span></text:p>
      <text:p text:style-name="P8"><text:span text:style-name="T3"><text:tab/>ON</text:span><text:span text:style-name="T5"> FactResellerSales</text:span><text:span text:style-name="T8">.</text:span><text:span text:style-name="T5">SalesTerritoryKey </text:span><text:span text:style-name="T8">=</text:span><text:span text:style-name="T5"> DimSalesTerritory</text:span><text:span text:style-name="T8">.</text:span><text:span text:style-name="T5">SalesTerritoryKey</text:span></text:p>
      <text:p text:style-name="P8"><text:span text:style-name="T3"><text:tab/>GROUP</text:span><text:span text:style-name="T5"> </text:span><text:span text:style-name="T3">BY</text:span><text:span text:style-name="T5"> SalesTerritoryRegion</text:span></text:p>
      <text:p text:style-name="P8"><text:span text:style-name="T3"><text:tab/>ORDER</text:span><text:span text:style-name="T5"> </text:span><text:span text:style-name="T3">BY</text:span><text:span text:style-name="T5"> </text:span><text:span text:style-name="T7">COUNT</text:span><text:span text:style-name="T8">(*)</text:span><text:span text:style-name="T5"> </text:span><text:span text:style-name="T3">DESC</text:span></text:p>
      <text:p text:style-name="P12"/>
      <text:p text:style-name="P12"><text:tab/>La zone de vente qui a été la plus productive est la zone du Southwest avec <text:tab/>13379 commandes.</text:p>
      <text:p text:style-name="P12"/>
      <text:p text:style-name="P8"><text:span text:style-name="T6"><text:tab/></text:span><text:span text:style-name="T3">SELECT</text:span><text:span text:style-name="T5"> </text:span><text:span text:style-name="T3">TOP</text:span><text:span text:style-name="T5"> 1 </text:span><text:span text:style-name="T7">ROUND</text:span><text:span text:style-name="T8">(</text:span><text:span text:style-name="T7">SUM</text:span><text:span text:style-name="T8">(</text:span><text:span text:style-name="T5">SalesAmount</text:span><text:span text:style-name="T8">),</text:span><text:span text:style-name="T5"> 2</text:span><text:span text:style-name="T8">)</text:span><text:span text:style-name="T5"> </text:span><text:span text:style-name="T3">AS</text:span><text:span text:style-name="T5"> </text:span><text:span text:style-name="T9">'chiffre daffaire'</text:span><text:span text:style-name="T8">,</text:span><text:span text:style-name="T5"> SalesTerritoryRegion <text:tab/></text:span><text:span text:style-name="T3">FROM</text:span><text:span text:style-name="T5"> FactResellerSales</text:span></text:p>
      <text:p text:style-name="P8"><text:span text:style-name="T8"><text:tab/>INNER</text:span><text:span text:style-name="T5"> </text:span><text:span text:style-name="T8">JOIN</text:span><text:span text:style-name="T5"> DimSalesTerritory</text:span></text:p>
      <text:p text:style-name="P8"><text:span text:style-name="T3"><text:tab/>ON</text:span><text:span text:style-name="T5"> FactResellerSales</text:span><text:span text:style-name="T8">.</text:span><text:span text:style-name="T5">SalesTerritoryKey </text:span><text:span text:style-name="T8">=</text:span><text:span text:style-name="T5"> DimSalesTerritory</text:span><text:span text:style-name="T8">.</text:span><text:span text:style-name="T5">SalesTerritoryKey</text:span></text:p>
      <text:p text:style-name="P8"><text:span text:style-name="T3"><text:tab/>GROUP</text:span><text:span text:style-name="T5"> </text:span><text:span text:style-name="T3">BY</text:span><text:span text:style-name="T5"> SalesTerritoryRegion</text:span></text:p>
      <text:p text:style-name="P8"><text:span text:style-name="T3"><text:tab/>ORDER</text:span><text:span text:style-name="T5"> </text:span><text:span text:style-name="T3">BY</text:span><text:span text:style-name="T5"> </text:span><text:span text:style-name="T7">SUM</text:span><text:span text:style-name="T8">(</text:span><text:span text:style-name="T5">SalesAmount</text:span><text:span text:style-name="T8">)</text:span><text:span text:style-name="T5"> </text:span><text:span text:style-name="T3">DESC</text:span></text:p>
      <text:p text:style-name="P13"/>
      <text:p text:style-name="P8"><text:span text:style-name="T3"><text:tab/></text:span><text:span text:style-name="T6">C'est également le Southwest qui enregistre le plus gros chiffre d'affaire avec <text:tab/>un <text:tab/>montant de 18466458,79.</text:span></text:p>
      <text:p text:style-name="P12"/>
      <text:p text:style-name="P12"/>
      <text:p text:style-name="P8"><text:span text:style-name="T6">12. <text:tab/></text:span><text:span text:style-name="T3">SELECT</text:span><text:span text:style-name="T5"> FirstName</text:span><text:span text:style-name="T8">,</text:span><text:span text:style-name="T5"> LastName</text:span><text:span text:style-name="T8">,</text:span><text:span text:style-name="T5"> CustomerKey </text:span><text:span text:style-name="T3">FROM</text:span><text:span text:style-name="T5"> DimCustomer</text:span></text:p>
      <text:p text:style-name="P8"><text:span text:style-name="T3"><text:tab/>WHERE</text:span><text:span text:style-name="T5"> CustomerKey </text:span><text:span text:style-name="T8">NOT</text:span><text:span text:style-name="T5"> </text:span><text:span text:style-name="T8">IN</text:span></text:p>
      <text:p text:style-name="P8"><text:span text:style-name="T8"><text:tab/>(</text:span><text:span text:style-name="T3">SELECT</text:span><text:span text:style-name="T5"> DimCustomer</text:span><text:span text:style-name="T8">.</text:span><text:span text:style-name="T5">CustomerKey </text:span><text:span text:style-name="T3">FROM</text:span><text:span text:style-name="T5"> DimCustomer</text:span></text:p>
      <text:p text:style-name="P8"><text:span text:style-name="T8"><text:tab/>INNER</text:span><text:span text:style-name="T5"> </text:span><text:span text:style-name="T8">JOIN</text:span><text:span text:style-name="T5"> FactInternetSales</text:span></text:p>
      <text:p text:style-name="P8"><text:span text:style-name="T3"><text:tab/>ON</text:span><text:span text:style-name="T5"> DimCustomer</text:span><text:span text:style-name="T8">.</text:span><text:span text:style-name="T5">CustomerKey </text:span><text:span text:style-name="T8">=</text:span><text:span text:style-name="T5"> FactInternetSales</text:span><text:span text:style-name="T8">.</text:span><text:span text:style-name="T5">CustomerKey</text:span><text:span text:style-name="T8">)</text:span></text:p>
      <text:p text:style-name="P8"><text:span text:style-name="T3"><text:tab/>ORDER</text:span><text:span text:style-name="T5"> </text:span><text:span text:style-name="T3">BY</text:span><text:span text:style-name="T5"> LastName </text:span><text:span text:style-name="T3">ASC</text:span></text:p>
      <text:p text:style-name="P8"><text:span text:style-name="T3"/></text:p>
      <text:p text:style-name="P8"><text:soft-page-break/><text:span text:style-name="T3"><text:tab/></text:span><text:span text:style-name="T6">Le client qui n'a pas encore passé commande est le client dont la clé est 29484,</text:span></text:p>
      <text:p text:style-name="P12"><text:tab/>son prénom est 'Test', son nom est NULL.</text:p>
      <text:p text:style-name="P12"/>
      <text:p text:style-name="P12"/>
      <text:p text:style-name="P8"><text:span text:style-name="T6">13.<text:tab/></text:span><text:span text:style-name="T3">SELECT</text:span><text:span text:style-name="T5"> FirstName Prénom</text:span><text:span text:style-name="T8">,</text:span><text:span text:style-name="T5"> LastName Nom</text:span><text:span text:style-name="T8">,</text:span><text:span text:style-name="T5"> OrderDateKey </text:span><text:span text:style-name="T3">AS</text:span><text:span text:style-name="T5"> </text:span><text:span text:style-name="T9">'Date Cde'</text:span><text:span text:style-name="T8">,</text:span><text:span text:style-name="T5"> SalesOrderNumber <text:tab/></text:span><text:span text:style-name="T3">AS</text:span><text:span text:style-name="T5"> </text:span><text:span text:style-name="T9">'Num Cde'</text:span></text:p>
      <text:p text:style-name="P35"><text:span text:style-name="T3"><text:tab/>FROM</text:span><text:span text:style-name="T5"> DimCustomer</text:span></text:p>
      <text:p text:style-name="P35"><text:span text:style-name="T8"><text:tab/>INNER</text:span><text:span text:style-name="T5"> </text:span><text:span text:style-name="T8">JOIN</text:span><text:span text:style-name="T5"> FactInternetSales</text:span></text:p>
      <text:p text:style-name="P35"><text:span text:style-name="T3"><text:tab/>ON</text:span><text:span text:style-name="T5"> DimCustomer</text:span><text:span text:style-name="T8">.</text:span><text:span text:style-name="T5">CustomerKey </text:span><text:span text:style-name="T8">=</text:span><text:span text:style-name="T5"> FactInternetSales</text:span><text:span text:style-name="T8">.</text:span><text:span text:style-name="T5">CustomerKey</text:span></text:p>
      <text:p text:style-name="P35"><text:span text:style-name="T8"><text:tab/>INNER</text:span><text:span text:style-name="T5"> </text:span><text:span text:style-name="T8">JOIN</text:span><text:span text:style-name="T5"> DimProduct</text:span></text:p>
      <text:p text:style-name="P35"><text:span text:style-name="T3"><text:tab/>ON</text:span><text:span text:style-name="T5"> FactInternetSales</text:span><text:span text:style-name="T8">.</text:span><text:span text:style-name="T5">ProductKey </text:span><text:span text:style-name="T8">=</text:span><text:span text:style-name="T5"> DimProduct</text:span><text:span text:style-name="T8">.</text:span><text:span text:style-name="T5">ProductKey</text:span></text:p>
      <text:p text:style-name="P35"><text:span text:style-name="T8"><text:tab/>INNER</text:span><text:span text:style-name="T5"> </text:span><text:span text:style-name="T8">JOIN</text:span><text:span text:style-name="T5"> DimProductSubcategory</text:span></text:p>
      <text:p text:style-name="P35"><text:span text:style-name="T3"><text:tab/>ON</text:span><text:span text:style-name="T5"> DimProduct</text:span><text:span text:style-name="T8">.</text:span><text:span text:style-name="T5">ProductSubcategoryKey </text:span><text:span text:style-name="T8">=</text:span><text:span text:style-name="T5"> DimProductSubcategory</text:span><text:span text:style-name="T8">.</text:span><text:span text:style-name="T5">ProductSubcategoryKey</text:span></text:p>
      <text:p text:style-name="P35"><text:span text:style-name="T3"><text:tab/>WHERE</text:span><text:span text:style-name="T5"> FrenchProductSubcategoryName </text:span><text:span text:style-name="T8">=</text:span><text:span text:style-name="T5"> </text:span><text:span text:style-name="T9">'VTT'</text:span></text:p>
      <text:p text:style-name="P35"><text:span text:style-name="T3"><text:tab/>UNION</text:span></text:p>
      <text:p text:style-name="P35"><text:span text:style-name="T3"><text:tab/>SELECT</text:span><text:span text:style-name="T5"> </text:span><text:span text:style-name="T9">'Magasin'</text:span><text:span text:style-name="T8">,</text:span><text:span text:style-name="T5"> </text:span><text:span text:style-name="T9">'Magasin'</text:span><text:span text:style-name="T8">,</text:span><text:span text:style-name="T5"> OrderDateKey </text:span><text:span text:style-name="T3">AS</text:span><text:span text:style-name="T5"> </text:span><text:span text:style-name="T9">'Date Cde'</text:span><text:span text:style-name="T8">,</text:span><text:span text:style-name="T5"> SalesOrderNumber </text:span><text:span text:style-name="T3">AS</text:span><text:span text:style-name="T5"> </text:span><text:span text:style-name="T9">'Num <text:tab/>Cde'</text:span></text:p>
      <text:p text:style-name="P35"><text:span text:style-name="T3"><text:tab/>FROM</text:span><text:span text:style-name="T5"> FactResellerSales</text:span></text:p>
      <text:p text:style-name="P35"><text:span text:style-name="T8"><text:tab/>INNER</text:span><text:span text:style-name="T5"> </text:span><text:span text:style-name="T8">JOIN</text:span><text:span text:style-name="T5"> DimProduct</text:span></text:p>
      <text:p text:style-name="P35"><text:span text:style-name="T3"><text:tab/>ON</text:span><text:span text:style-name="T5"> FactResellerSales</text:span><text:span text:style-name="T8">.</text:span><text:span text:style-name="T5">ProductKey </text:span><text:span text:style-name="T8">=</text:span><text:span text:style-name="T5"> DimProduct</text:span><text:span text:style-name="T8">.</text:span><text:span text:style-name="T5">ProductKey</text:span></text:p>
      <text:p text:style-name="P35"><text:span text:style-name="T8"><text:tab/>INNER</text:span><text:span text:style-name="T5"> </text:span><text:span text:style-name="T8">JOIN</text:span><text:span text:style-name="T5"> DimProductSubcategory</text:span></text:p>
      <text:p text:style-name="P35"><text:span text:style-name="T3"><text:tab/>ON</text:span><text:span text:style-name="T5"> DimProduct</text:span><text:span text:style-name="T8">.</text:span><text:span text:style-name="T5">ProductSubcategoryKey </text:span><text:span text:style-name="T8">=</text:span><text:span text:style-name="T5"> DimProductSubcategory</text:span><text:span text:style-name="T8">.</text:span><text:span text:style-name="T5">ProductSubcategoryKey</text:span></text:p>
      <text:p text:style-name="P35"><text:span text:style-name="T3"><text:tab/>WHERE</text:span><text:span text:style-name="T5"> FrenchProductSubcategoryName </text:span><text:span text:style-name="T8">=</text:span><text:span text:style-name="T5"> </text:span><text:span text:style-name="T9">'VTT'</text:span></text:p>
      <text:p text:style-name="P8"><text:span text:style-name="T9"/></text:p>
      <text:p text:style-name="P12"/>
      <text:p text:style-name="P8"><text:span text:style-name="T6">14.<text:tab/></text:span><text:span text:style-name="T3">SELECT</text:span><text:span text:style-name="T5"> </text:span><text:span text:style-name="T7">COUNT</text:span><text:span text:style-name="T8">(</text:span><text:span text:style-name="T3">DISTINCT</text:span><text:span text:style-name="T8">(</text:span><text:span text:style-name="T5">City</text:span><text:span text:style-name="T8">))</text:span><text:span text:style-name="T5"> </text:span><text:span text:style-name="T3">FROM</text:span><text:span text:style-name="T5"> DimGeography</text:span></text:p>
      <text:p text:style-name="P8"/>
      <text:p text:style-name="P12"><text:tab/>La table DimGeography compte 563 villes différentes.</text:p>
      <text:p text:style-name="P12"/>
      <text:p text:style-name="P12"/>
      <text:p text:style-name="P8"><text:span text:style-name="T6">15.<text:tab/></text:span><text:span text:style-name="T3">SELECT</text:span><text:span text:style-name="T5"> FrenchPromotionName</text:span><text:span text:style-name="T8">,</text:span><text:span text:style-name="T5"> DiscountPct </text:span><text:span text:style-name="T3">FROM</text:span><text:span text:style-name="T5"> DimPromotion</text:span></text:p>
      <text:p text:style-name="P8"><text:span text:style-name="T3"><text:tab/>WHERE</text:span><text:span text:style-name="T5"> DiscountPct </text:span><text:span text:style-name="T8">=</text:span><text:span text:style-name="T5"> 0.15</text:span></text:p>
      <text:p text:style-name="P9"/>
      <text:p text:style-name="P9"><text:tab/><text:span text:style-name="T1">Tout d'abord, on repère le nom exacte de la promotion qui applique la remise de <text:tab/>15% sur les casques sport.</text:span></text:p>
      <text:p text:style-name="P9"/>
      <text:p text:style-name="P8"><text:span text:style-name="T7"><text:tab/>UPDATE</text:span><text:span text:style-name="T5"> DimPromotion</text:span></text:p>
      <text:p text:style-name="P8"><text:span text:style-name="T3"><text:tab/>SET</text:span><text:span text:style-name="T5"> DiscountPct </text:span><text:span text:style-name="T8">=</text:span><text:span text:style-name="T5"> 0.30</text:span></text:p>
      <text:p text:style-name="P8"><text:span text:style-name="T3"><text:tab/>WHERE</text:span><text:span text:style-name="T5"> FrenchPromotionName </text:span><text:span text:style-name="T8">=</text:span><text:span text:style-name="T5"> </text:span><text:span text:style-name="T9">'Remise sur les casques sport - 2003'</text:span></text:p>
      <text:p text:style-name="P12"/>
      <text:p text:style-name="P12"><text:tab/>Ensuite, on met à jour la valeur dans la bonne colon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text:span text:style-name="T6">16.<text:tab/></text:span><text:span text:style-name="T3">CREATE</text:span><text:span text:style-name="T5"> </text:span><text:span text:style-name="T3">TRIGGER</text:span><text:span text:style-name="T5"> TR_new_product_add_discount</text:span></text:p>
      <text:p text:style-name="P8"><text:span text:style-name="T3"><text:tab/>ON</text:span><text:span text:style-name="T5"> DimProduct</text:span></text:p>
      <text:p text:style-name="P8"><text:span text:style-name="T3"><text:tab/>AFTER</text:span><text:span text:style-name="T5"> </text:span><text:span text:style-name="T3">INSERT</text:span></text:p>
      <text:p text:style-name="P13"><text:tab/>AS</text:p>
      <text:p text:style-name="P13"><text:tab/>BEGIN</text:p>
      <text:p text:style-name="P8"><text:span text:style-name="T5"><text:tab/><text:tab/></text:span><text:span text:style-name="T3">INSERT</text:span><text:span text:style-name="T5"> </text:span><text:span text:style-name="T3">INTO</text:span><text:span text:style-name="T5"> DimPromotion</text:span></text:p>
      <text:p text:style-name="P8"><text:span text:style-name="T5"><text:tab/><text:tab/></text:span><text:span text:style-name="T3">VALUES </text:span></text:p>
      <text:p text:style-name="P8"><text:span text:style-name="T3"><text:tab/><text:tab/></text:span><text:span text:style-name="T8">(</text:span></text:p>
      <text:p text:style-name="P8"><text:span text:style-name="T8"><text:tab/><text:tab/><text:tab/>(</text:span><text:span text:style-name="T3">SELECT</text:span><text:span text:style-name="T5"> </text:span><text:span text:style-name="T7">MAX</text:span><text:span text:style-name="T8">(</text:span><text:span text:style-name="T5">PromotionKey</text:span><text:span text:style-name="T8">)</text:span><text:span text:style-name="T5"> </text:span><text:span text:style-name="T3">FROM</text:span><text:span text:style-name="T5"> DimPromotion</text:span><text:span text:style-name="T8">)</text:span><text:span text:style-name="T5"> </text:span><text:span text:style-name="T8">+</text:span><text:span text:style-name="T5"> 1</text:span><text:span text:style-name="T8">,</text:span></text:p>
      <text:p text:style-name="P8"><text:span text:style-name="T3"><text:tab/><text:tab/><text:tab/></text:span><text:span text:style-name="T8">(</text:span><text:span text:style-name="T3">SELECT</text:span><text:span text:style-name="T5"> </text:span><text:span text:style-name="T7">MAX</text:span><text:span text:style-name="T8">(</text:span><text:span text:style-name="T5">PromotionAlternateKey</text:span><text:span text:style-name="T8">)</text:span><text:span text:style-name="T5"> </text:span><text:span text:style-name="T3">FROM</text:span><text:span text:style-name="T5"> DimPromotion</text:span><text:span text:style-name="T8">)</text:span><text:span text:style-name="T5"> </text:span><text:span text:style-name="T8">+</text:span><text:span text:style-name="T5"> 1</text:span><text:span text:style-name="T8">,</text:span></text:p>
      <text:p text:style-name="P8"><text:span text:style-name="T5"><text:tab/><text:tab/><text:tab/></text:span><text:span text:style-name="T9">'New Product'</text:span><text:span text:style-name="T8">,</text:span></text:p>
      <text:p text:style-name="P8"><text:span text:style-name="T5"><text:tab/><text:tab/><text:tab/></text:span><text:span text:style-name="T9">'Nuevo producto'</text:span><text:span text:style-name="T8">,</text:span></text:p>
      <text:p text:style-name="P8"><text:span text:style-name="T5"><text:tab/><text:tab/><text:tab/></text:span><text:span text:style-name="T9">'Nouveau produit'</text:span><text:span text:style-name="T8">,</text:span></text:p>
      <text:p text:style-name="P8"><text:span text:style-name="T8"><text:tab/><text:tab/><text:tab/></text:span><text:span text:style-name="T5">0.15</text:span><text:span text:style-name="T8">,</text:span></text:p>
      <text:p text:style-name="P8"><text:span text:style-name="T5"><text:s/><text:tab/><text:tab/><text:tab/></text:span><text:span text:style-name="T9">'Customer'</text:span><text:span text:style-name="T8">,</text:span><text:span text:style-name="T5"> </text:span></text:p>
      <text:p text:style-name="P8"><text:span text:style-name="T5"><text:tab/><text:tab/><text:tab/></text:span><text:span text:style-name="T9">'Cliente'</text:span><text:span text:style-name="T8">,</text:span><text:span text:style-name="T5"> </text:span></text:p>
      <text:p text:style-name="P8"><text:span text:style-name="T5"><text:tab/><text:tab/><text:tab/></text:span><text:span text:style-name="T9">'Client'</text:span><text:span text:style-name="T8">,</text:span></text:p>
      <text:p text:style-name="P14"><text:tab/><text:tab/><text:tab/>NULL,</text:p>
      <text:p text:style-name="P14"><text:tab/><text:tab/><text:tab/>NULL,</text:p>
      <text:p text:style-name="P8"><text:span text:style-name="T8"><text:tab/><text:tab/><text:tab/>NULL,</text:span><text:span text:style-name="T5"><text:tab/><text:tab/></text:span></text:p>
      <text:p text:style-name="P8"><text:span text:style-name="T5"><text:tab/><text:tab/><text:tab/></text:span><text:span text:style-name="T7">GETDATE</text:span><text:span text:style-name="T8">(),</text:span><text:span text:style-name="T5"> </text:span></text:p>
      <text:p text:style-name="P8"><text:span text:style-name="T5"><text:tab/><text:tab/><text:tab/></text:span><text:span text:style-name="T7">DATEADD</text:span><text:span text:style-name="T8">(</text:span><text:span text:style-name="T7">year</text:span><text:span text:style-name="T8">,</text:span><text:span text:style-name="T5"> 5</text:span><text:span text:style-name="T8">,</text:span><text:span text:style-name="T5"> </text:span><text:span text:style-name="T7">GETDATE</text:span><text:span text:style-name="T8">()),</text:span></text:p>
      <text:p text:style-name="P8"><text:span text:style-name="T8"><text:tab/><text:tab/><text:tab/></text:span><text:span text:style-name="T5">5</text:span><text:span text:style-name="T8">,</text:span></text:p>
      <text:p text:style-name="P14"><text:tab/><text:tab/><text:tab/>NULL</text:p>
      <text:p text:style-name="P14"><text:tab/><text:tab/>)</text:p>
      <text:p text:style-name="P13"><text:tab/>END</text:p>
      <text:p text:style-name="P12"/>
      <text:p text:style-name="P12"/>
      <text:p text:style-name="P8"><text:span text:style-name="T6">17.<text:tab/></text:span><text:span text:style-name="T3">CREATE</text:span><text:span text:style-name="T5"> </text:span><text:span text:style-name="T3">PROCEDURE</text:span><text:span text:style-name="T5"> new_product_test_trigger</text:span></text:p>
      <text:p text:style-name="P8"><text:span text:style-name="T5"><text:tab/><text:tab/>@EnglishProductName </text:span><text:span text:style-name="T3">NVARCHAR</text:span><text:span text:style-name="T8">(</text:span><text:span text:style-name="T5">50</text:span><text:span text:style-name="T8">),</text:span></text:p>
      <text:p text:style-name="P8"><text:span text:style-name="T5"><text:tab/><text:tab/>@SpanishProductName </text:span><text:span text:style-name="T3">NVARCHAR</text:span><text:span text:style-name="T8">(</text:span><text:span text:style-name="T5">50</text:span><text:span text:style-name="T8">),</text:span></text:p>
      <text:p text:style-name="P8"><text:span text:style-name="T5"><text:tab/><text:tab/>@FrenchProductName </text:span><text:span text:style-name="T3">NVARCHAR</text:span><text:span text:style-name="T8">(</text:span><text:span text:style-name="T5">50</text:span><text:span text:style-name="T8">)</text:span></text:p>
      <text:p text:style-name="P13"><text:tab/>AS</text:p>
      <text:p text:style-name="P13"><text:tab/>BEGIN</text:p>
      <text:p text:style-name="P8"><text:span text:style-name="T5"><text:tab/><text:tab/></text:span><text:span text:style-name="T3">INSERT</text:span><text:span text:style-name="T5"> </text:span><text:span text:style-name="T3">INTO</text:span><text:span text:style-name="T5"> DimProduct</text:span><text:span text:style-name="T3"> </text:span><text:span text:style-name="T8">(</text:span><text:span text:style-name="T5">ProductKey</text:span><text:span text:style-name="T8">,</text:span><text:span text:style-name="T5"> EnglishProductName</text:span><text:span text:style-name="T8">,</text:span><text:span text:style-name="T5"> SpanishProductName</text:span><text:span text:style-name="T8">,</text:span><text:span text:style-name="T5"> <text:tab/><text:tab/>FrenchProductName</text:span><text:span text:style-name="T8">,</text:span><text:span text:style-name="T5"> FinishedGoodsFlag</text:span><text:span text:style-name="T8">,</text:span><text:span text:style-name="T5"> Color</text:span><text:span text:style-name="T8">)</text:span></text:p>
      <text:p text:style-name="P8"><text:span text:style-name="T5"><text:tab/><text:tab/></text:span><text:span text:style-name="T3">VALUES</text:span><text:span text:style-name="T5"> </text:span></text:p>
      <text:p text:style-name="P8"><text:span text:style-name="T3"><text:tab/><text:tab/></text:span><text:span text:style-name="T8">(</text:span></text:p>
      <text:p text:style-name="P8"><text:span text:style-name="T3"><text:tab/><text:tab/><text:tab/></text:span><text:span text:style-name="T8">(</text:span><text:span text:style-name="T3">SELECT</text:span><text:span text:style-name="T5"> </text:span><text:span text:style-name="T7">MAX</text:span><text:span text:style-name="T8">(</text:span><text:span text:style-name="T5">ProductKey</text:span><text:span text:style-name="T8">)</text:span><text:span text:style-name="T5"> </text:span><text:span text:style-name="T3">FROM</text:span><text:span text:style-name="T5"> DimProduct</text:span><text:span text:style-name="T8">)</text:span><text:span text:style-name="T5"> </text:span><text:span text:style-name="T8">+</text:span><text:span text:style-name="T5"> 1</text:span><text:span text:style-name="T8">,</text:span><text:span text:style-name="T5"> </text:span></text:p>
      <text:p text:style-name="P8"><text:span text:style-name="T5"><text:tab/><text:tab/><text:tab/>@EnglishProductName</text:span><text:span text:style-name="T8">,</text:span></text:p>
      <text:p text:style-name="P8"><text:span text:style-name="T5"><text:tab/><text:tab/><text:tab/>@SpanishProductName</text:span><text:span text:style-name="T8">,</text:span></text:p>
      <text:p text:style-name="P8"><text:span text:style-name="T5"><text:tab/><text:tab/><text:tab/>@FrenchProductName</text:span><text:span text:style-name="T8">,</text:span></text:p>
      <text:p text:style-name="P8"><text:span text:style-name="T5"><text:tab/><text:tab/><text:tab/>1</text:span><text:span text:style-name="T8">,</text:span></text:p>
      <text:p text:style-name="P8"><text:span text:style-name="T5"><text:tab/><text:tab/><text:tab/></text:span><text:span text:style-name="T9">'Test'</text:span></text:p>
      <text:p text:style-name="P8"><text:span text:style-name="T5"><text:tab/><text:tab/></text:span><text:span text:style-name="T8">)</text:span></text:p>
      <text:p text:style-name="P13"><text:tab/>END</text:p>
      <text:p text:style-name="P13"/>
      <text:p text:style-name="P8"><text:span text:style-name="T3"><text:tab/></text:span><text:span text:style-name="T6">Pour tester la procédure, on peut exécuter la requête suivante :</text:span></text:p>
      <text:p text:style-name="P8"><text:span text:style-name="T6"/></text:p>
      <text:p text:style-name="P8"><text:span text:style-name="T4"><text:tab/></text:span><text:span text:style-name="T3">EXEC</text:span><text:span text:style-name="T5"> new_product_test_trigger</text:span><text:span text:style-name="T3"> </text:span><text:span text:style-name="T9">'Test'</text:span><text:span text:style-name="T8">,</text:span><text:span text:style-name="T5"> </text:span><text:span text:style-name="T9">'Test'</text:span><text:span text:style-name="T8">,</text:span><text:span text:style-name="T5"> </text:span><text:span text:style-name="T9">'Test'</text:span></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oft-page-break/><text:span text:style-name="T6">18.<text:tab/></text:span><text:span text:style-name="T3">SELECT</text:span><text:span text:style-name="T5"> </text:span><text:span text:style-name="T3">TOP</text:span><text:span text:style-name="T5"> 1 </text:span><text:span text:style-name="T7">SUM</text:span><text:span text:style-name="T8">(</text:span><text:span text:style-name="T5">FactInternetSales</text:span><text:span text:style-name="T8">.</text:span><text:span text:style-name="T5">OrderQuantity </text:span><text:span text:style-name="T8">+</text:span><text:span text:style-name="T5"> FactResellerSales</text:span><text:span text:style-name="T8">.</text:span><text:span text:style-name="T5">OrderQuantity</text:span><text:span text:style-name="T8">)</text:span><text:span text:style-name="T5"> <text:tab/></text:span><text:span text:style-name="T3">AS</text:span><text:span text:style-name="T5"> </text:span><text:span text:style-name="T9">'quantité commandée'</text:span><text:span text:style-name="T8">,</text:span><text:span text:style-name="T5"> FrenchProductCategoryName</text:span><text:span text:style-name="T8">,</text:span><text:span text:style-name="T5"> <text:tab/></text:span><text:span text:style-name="T7">ROUND</text:span><text:span text:style-name="T8">(</text:span><text:span text:style-name="T7">SUM</text:span><text:span text:style-name="T8">(</text:span><text:span text:style-name="T5">FactInternetSales</text:span><text:span text:style-name="T8">.</text:span><text:span text:style-name="T5">SalesAmount </text:span><text:span text:style-name="T8">+</text:span><text:span text:style-name="T5"> FactResellerSales</text:span><text:span text:style-name="T8">.</text:span><text:span text:style-name="T5">SalesAmount</text:span><text:span text:style-name="T8">),</text:span><text:span text:style-name="T5">2</text:span><text:span text:style-name="T8">)</text:span><text:span text:style-name="T5"> </text:span><text:span text:style-name="T3">AS</text:span><text:span text:style-name="T5"> </text:span><text:span text:style-name="T9">'somme <text:tab/>perçue'</text:span></text:p>
      <text:p text:style-name="P8"><text:span text:style-name="T5"><text:tab/></text:span><text:span text:style-name="T3">FROM</text:span><text:span text:style-name="T5"> FactInternetSales</text:span></text:p>
      <text:p text:style-name="P8"><text:span text:style-name="T8"><text:tab/>INNER</text:span><text:span text:style-name="T5"> </text:span><text:span text:style-name="T8">JOIN</text:span><text:span text:style-name="T5"> DimProduct</text:span></text:p>
      <text:p text:style-name="P8"><text:span text:style-name="T3"><text:tab/>ON</text:span><text:span text:style-name="T5"> FactInternetSales</text:span><text:span text:style-name="T8">.</text:span><text:span text:style-name="T5">ProductKey </text:span><text:span text:style-name="T8">=</text:span><text:span text:style-name="T5"> DimProduct</text:span><text:span text:style-name="T8">.</text:span><text:span text:style-name="T5">ProductKey</text:span></text:p>
      <text:p text:style-name="P8"><text:span text:style-name="T8"><text:tab/>INNER</text:span><text:span text:style-name="T5"> </text:span><text:span text:style-name="T8">JOIN</text:span><text:span text:style-name="T5"> DimProductSubcategory</text:span></text:p>
      <text:p text:style-name="P8"><text:span text:style-name="T3"><text:tab/>ON</text:span><text:span text:style-name="T5"> DimProduct</text:span><text:span text:style-name="T8">.</text:span><text:span text:style-name="T5">ProductSubcategoryKey </text:span><text:span text:style-name="T8">=</text:span><text:span text:style-name="T5"> DimProductSubcategory</text:span><text:span text:style-name="T8">.</text:span><text:span text:style-name="T5">ProductSubcategoryKey</text:span></text:p>
      <text:p text:style-name="P8"><text:span text:style-name="T8"><text:tab/>INNER</text:span><text:span text:style-name="T5"> </text:span><text:span text:style-name="T8">JOIN</text:span><text:span text:style-name="T5"> DimProductCategory</text:span></text:p>
      <text:p text:style-name="P8"><text:span text:style-name="T3"><text:tab/>ON</text:span><text:span text:style-name="T5"> DimProductSubcategory</text:span><text:span text:style-name="T8">.</text:span><text:span text:style-name="T5">ProductCategoryKey </text:span><text:span text:style-name="T8">=</text:span><text:span text:style-name="T5"> DimProductCategory</text:span><text:span text:style-name="T8">.</text:span><text:span text:style-name="T5">ProductCategoryKey</text:span></text:p>
      <text:p text:style-name="P8"><text:span text:style-name="T8"><text:tab/>INNER</text:span><text:span text:style-name="T5"> </text:span><text:span text:style-name="T8">JOIN</text:span><text:span text:style-name="T5"> FactResellerSales</text:span></text:p>
      <text:p text:style-name="P8"><text:span text:style-name="T3"><text:tab/>ON</text:span><text:span text:style-name="T5"> FactResellerSales</text:span><text:span text:style-name="T8">.</text:span><text:span text:style-name="T5">ProductKey </text:span><text:span text:style-name="T8">=</text:span><text:span text:style-name="T5"> FactInternetSales</text:span><text:span text:style-name="T8">.</text:span><text:span text:style-name="T5">ProductKey</text:span></text:p>
      <text:p text:style-name="P8"><text:span text:style-name="T3"><text:tab/>GROUP</text:span><text:span text:style-name="T5"> </text:span><text:span text:style-name="T3">BY</text:span><text:span text:style-name="T5"> FrenchProductCategoryName</text:span></text:p>
      <text:p text:style-name="P8"><text:span text:style-name="T3"><text:tab/>ORDER</text:span><text:span text:style-name="T5"> </text:span><text:span text:style-name="T3">BY</text:span><text:span text:style-name="T5"> </text:span><text:span text:style-name="T7">SUM</text:span><text:span text:style-name="T8">(</text:span><text:span text:style-name="T5">FactInternetSales</text:span><text:span text:style-name="T8">.</text:span><text:span text:style-name="T5">OrderQuantity </text:span><text:span text:style-name="T8">+</text:span><text:span text:style-name="T5"> FactResellerSales</text:span><text:span text:style-name="T8">.</text:span><text:span text:style-name="T5">OrderQuantity</text:span><text:span text:style-name="T8">)</text:span><text:span text:style-name="T5"> </text:span><text:span text:style-name="T3">DESC</text:span></text:p>
      <text:p text:style-name="P12"/>
      <text:p text:style-name="P12"/>
      <text:p text:style-name="P8"><text:span text:style-name="T6">19.<text:tab/></text:span><text:span text:style-name="T3">ALTER</text:span><text:span text:style-name="T5"> </text:span><text:span text:style-name="T3">TABLE</text:span><text:span text:style-name="T5"> DimProduct</text:span></text:p>
      <text:p text:style-name="P8"><text:span text:style-name="T3"><text:tab/>ALTER</text:span><text:span text:style-name="T5"> </text:span><text:span text:style-name="T3">COLUMN</text:span><text:span text:style-name="T5"> EnglishProductName </text:span><text:span text:style-name="T3">NVARCHAR</text:span><text:span text:style-name="T8">(</text:span><text:span text:style-name="T5">50</text:span><text:span text:style-name="T8">)</text:span><text:span text:style-name="T5"> </text:span><text:span text:style-name="T7">COLLATE</text:span><text:span text:style-name="T5"> SQL_Latin1_General_CI_AS</text:span></text:p>
      <text:p text:style-name="P9"/>
      <text:p text:style-name="P8"><text:span text:style-name="T5"><text:tab/></text:span><text:span text:style-name="T6">On exécute la requête pour optimiser la colonne EnglishProductName de la table <text:tab/>DimProduct avec la nomenclature anglaise.</text:span></text:p>
      <text:p text:style-name="P12"/>
      <text:p text:style-name="P12"/>
      <text:p text:style-name="P8"><text:span text:style-name="T6">20.<text:tab/></text:span><text:span text:style-name="T3">SELECT</text:span><text:span text:style-name="T5"> DimCustomer</text:span><text:span text:style-name="T8">.</text:span><text:span text:style-name="T5">LastName</text:span></text:p>
      <text:p text:style-name="P8"><text:span text:style-name="T3"><text:tab/>FROM</text:span><text:span text:style-name="T5"> DimCustomer </text:span></text:p>
      <text:p text:style-name="P8"><text:span text:style-name="T8"><text:tab/>INNER</text:span><text:span text:style-name="T5"> </text:span><text:span text:style-name="T8">JOIN</text:span><text:span text:style-name="T5"> DimEmployee</text:span></text:p>
      <text:p text:style-name="P8"><text:span text:style-name="T3"><text:tab/>ON</text:span><text:span text:style-name="T5"> DimCustomer</text:span><text:span text:style-name="T8">.</text:span><text:span text:style-name="T5">LastName </text:span><text:span text:style-name="T8">=</text:span><text:span text:style-name="T5"> DimEmployee</text:span><text:span text:style-name="T8">.</text:span><text:span text:style-name="T5">LastName</text:span></text:p>
      <text:p text:style-name="P8"><text:span text:style-name="T3"><text:tab/>WHERE</text:span><text:span text:style-name="T5"> DimCustomer</text:span><text:span text:style-name="T8">.</text:span><text:span text:style-name="T5">LastName </text:span><text:span text:style-name="T8">IN</text:span><text:span text:style-name="T5"> </text:span></text:p>
      <text:p text:style-name="P14"><text:tab/>(</text:p>
      <text:p text:style-name="P8"><text:span text:style-name="T5"><text:tab/><text:tab/></text:span><text:span text:style-name="T3">SELECT</text:span><text:span text:style-name="T5"> </text:span><text:span text:style-name="T7">Substring</text:span><text:span text:style-name="T8">(</text:span><text:span text:style-name="T5">EmergencyContactName</text:span><text:span text:style-name="T8">,</text:span><text:span text:style-name="T5"> </text:span><text:span text:style-name="T7">Charindex</text:span><text:span text:style-name="T8">(</text:span><text:span text:style-name="T9">' '</text:span><text:span text:style-name="T8">,</text:span><text:span text:style-name="T5"> EmergencyContactName</text:span><text:span text:style-name="T8">)+</text:span><text:span text:style-name="T5">1</text:span><text:span text:style-name="T8">,</text:span><text:span text:style-name="T5"> <text:tab/><text:tab/></text:span><text:span text:style-name="T7">LEN</text:span><text:span text:style-name="T8">(</text:span><text:span text:style-name="T5">EmergencyContactName</text:span><text:span text:style-name="T8">))</text:span></text:p>
      <text:p text:style-name="P8"><text:span text:style-name="T5"><text:tab/><text:tab/></text:span><text:span text:style-name="T3">FROM</text:span><text:span text:style-name="T5"> DimEmployee</text:span></text:p>
      <text:p text:style-name="P14"><text:tab/>)</text:p>
      <text:p text:style-name="P8"><text:span text:style-name="T8"><text:tab/>AND</text:span><text:span text:style-name="T5"> DimCustomer</text:span><text:span text:style-name="T8">.</text:span><text:span text:style-name="T5">MaritalStatus </text:span><text:span text:style-name="T8">=</text:span><text:span text:style-name="T5"> </text:span><text:span text:style-name="T9">'M'</text:span></text:p>
      <text:p text:style-name="P8"><text:span text:style-name="T8"><text:tab/>AND</text:span><text:span text:style-name="T5"> DimEmployee</text:span><text:span text:style-name="T8">.</text:span><text:span text:style-name="T5">MaritalStatus </text:span><text:span text:style-name="T8">=</text:span><text:span text:style-name="T5"> </text:span><text:span text:style-name="T9">'M'</text:span></text:p>
      <text:p text:style-name="P8"><text:span text:style-name="T3"><text:tab/>GROUP</text:span><text:span text:style-name="T5"> </text:span><text:span text:style-name="T3">BY</text:span><text:span text:style-name="T5"> DimCustomer</text:span><text:span text:style-name="T8">.</text:span><text:span text:style-name="T5">Last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2" svg:font-family="Consolas, 'Courier New'"/>
    <style:font-face style:name="Consolas1" svg:font-family="Consolas, 'Courier New', monospace"/>
    <style:font-face style:name="OpenSymbol" svg:font-family="OpenSymbol"/>
    <style:font-face style:name="Arial2" svg:font-family="Arial" style:font-family-generic="swiss"/>
    <style:font-face style:name="Segoe UI" svg:font-family="'Segoe U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03T00:49:43.64</meta:creation-date>
    <meta:editing-duration>PT3H24M23S</meta:editing-duration>
    <meta:editing-cycles>3</meta:editing-cycles>
    <meta:generator>OpenOffice/4.1.13$Win32 OpenOffice.org_project/4113m1$Build-9810</meta:generator>
    <dc:date>2023-03-03T11:34:22.29</dc:date>
    <meta:document-statistic meta:table-count="0" meta:image-count="0" meta:object-count="0" meta:page-count="8" meta:paragraph-count="255" meta:word-count="1606" meta:character-count="13095"/>
  </office:meta>
</office:document-meta>
</file>